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key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rotation-align="none"/>
    </style:style>
    <style:style style:name="ce108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0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2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75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4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79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0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85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7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6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91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3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5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0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key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2"/>
        <table:table-column table:style-name="co1" table:default-cell-style-name="ce70"/>
        <table:table-column table:style-name="co1" table:default-cell-style-name="ce1"/>
        <table:table-column table:style-name="co1" table:number-columns-repeated="2" table:default-cell-style-name="ce75"/>
        <table:table-column table:style-name="co1" table:default-cell-style-name="ce65"/>
        <table:table-column table:style-name="co1" table:default-cell-style-name="ce62"/>
        <table:table-column table:style-name="co1" table:number-columns-repeated="2" table:default-cell-style-name="Default"/>
        <table:table-column table:style-name="co1" table:default-cell-style-name="ce27"/>
        <table:table-column table:style-name="co1" table:default-cell-style-name="ce75"/>
        <table:table-column table:style-name="co1" table:default-cell-style-name="ce65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75"/>
        <table:table-column table:style-name="co1" table:default-cell-style-name="Default"/>
        <table:table-column table:style-name="co1" table:default-cell-style-name="ce65"/>
        <table:table-column table:style-name="co1" table:default-cell-style-name="ce159"/>
        <table:table-column table:style-name="co1" table:number-columns-repeated="3" table:default-cell-style-name="Default"/>
        <table:table-column table:style-name="co1" table:default-cell-style-name="ce75"/>
        <table:table-column table:style-name="co1" table:default-cell-style-name="ce65"/>
        <table:table-column table:style-name="co1" table:default-cell-style-name="ce62"/>
        <table:table-column table:style-name="co1" table:default-cell-style-name="ce70"/>
        <table:table-column table:style-name="co1" table:default-cell-style-name="ce72"/>
        <table:table-column table:style-name="co1" table:number-columns-repeated="2" table:default-cell-style-name="ce75"/>
        <table:table-column table:style-name="co1" table:number-columns-repeated="2" table:default-cell-style-name="ce56"/>
        <table:table-column table:style-name="co1" table:number-columns-repeated="20" table:default-cell-style-name="Default"/>
        <table:table-column table:style-name="co1" table:number-columns-repeated="16332"/>
        <table:table-row table:style-name="ro1">
          <table:table-cell table:style-name="ce1" table:number-columns-repeated="3"/>
          <table:table-cell/>
          <table:table-cell table:style-name="ce27" table:number-columns-repeated="3"/>
          <table:table-cell table:style-name="ce47"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27"/>
          <table:table-cell table:style-name="ce46"/>
          <table:table-cell/>
          <table:table-cell table:style-name="ce1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string" calcext:value-type="string" table:number-columns-spanned="23" table:number-rows-spanned="1">
            <text:p>comfortable, no wrist move, or a finder between keys</text:p>
          </table:table-cell>
          <table:covered-table-cell table:number-columns-repeated="3"/>
          <table:covered-table-cell table:number-columns-repeated="9" table:style-name="Default"/>
          <table:covered-table-cell table:number-columns-repeated="10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47"/>
          <table:table-cell/>
          <table:table-cell table:style-name="ce47"/>
          <table:table-cell/>
          <table:table-cell table:style-name="ce27" office:value-type="float" office:value="19" calcext:value-type="float">
            <text:p>19</text:p>
          </table:table-cell>
          <table:table-cell table:style-name="ce4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/>
          <table:table-cell/>
          <table:table-cell table:style-name="Default" office:value-type="float" office:value="2" calcext:value-type="float">
            <text:p>2</text:p>
          </table:table-cell>
          <table:table-cell office:value-type="string" calcext:value-type="string" table:number-columns-spanned="23" table:number-rows-spanned="1">
            <text:p>slight move or row <text:s/>/ column switch for another finger (middle or pointer)</text:p>
          </table:table-cell>
          <table:covered-table-cell table:number-columns-repeated="3"/>
          <table:covered-table-cell table:number-columns-repeated="9" table:style-name="Default"/>
          <table:covered-table-cell table:number-columns-repeated="6"/>
          <table:covered-table-cell table:number-columns-repeated="4" table:style-name="ce56"/>
          <table:table-cell table:number-columns-repeated="3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/>
          <table:table-cell office:value-type="string" calcext:value-type="string">
            <text:p>use this as a base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/>
          <table:table-cell table:style-name="ce47"/>
          <table:table-cell/>
          <table:table-cell table:style-name="ce150"/>
          <table:table-cell/>
          <table:table-cell table:style-name="ce27" office:value-type="float" office:value="24" calcext:value-type="float">
            <text:p>24</text:p>
          </table:table-cell>
          <table:table-cell table:style-name="ce46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/>
          <table:table-cell table:style-name="Default" office:value-type="float" office:value="3" calcext:value-type="float">
            <text:p>3</text:p>
          </table:table-cell>
          <table:table-cell office:value-type="string" calcext:value-type="string" table:number-columns-spanned="23" table:number-rows-spanned="1">
            <text:p>row switch / same finger</text:p>
          </table:table-cell>
          <table:covered-table-cell table:number-columns-repeated="3"/>
          <table:covered-table-cell table:number-columns-repeated="3" table:style-name="Default"/>
          <table:covered-table-cell table:style-name="ce95"/>
          <table:covered-table-cell table:number-columns-repeated="5" table:style-name="Default"/>
          <table:covered-table-cell table:number-columns-repeated="6"/>
          <table:covered-table-cell table:number-columns-repeated="4" table:style-name="ce56"/>
          <table:table-cell table:number-columns-repeated="3"/>
          <table:table-cell table:style-name="ce60" office:value-type="float" office:value="2" calcext:value-type="float">
            <text:p>2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/>
          <table:table-cell office:value-type="string" calcext:value-type="string">
            <text:p>can be less if a hand on better position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27" table:number-columns-repeated="2"/>
          <table:table-cell/>
          <table:table-cell table:style-name="ce27"/>
          <table:table-cell/>
          <table:table-cell table:style-name="ce27" office:value-type="float" office:value="29" calcext:value-type="float">
            <text:p>29</text:p>
          </table:table-cell>
          <table:table-cell table:style-name="ce4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/>
          <table:table-cell table:style-name="Default" office:value-type="float" office:value="4" calcext:value-type="float">
            <text:p>4</text:p>
          </table:table-cell>
          <table:table-cell office:value-type="string" calcext:value-type="string" table:number-columns-spanned="23" table:number-rows-spanned="1">
            <text:p>no comfortable</text:p>
          </table:table-cell>
          <table:covered-table-cell table:number-columns-repeated="18" table:style-name="ce161"/>
          <table:covered-table-cell table:number-columns-repeated="4" table:style-name="ce166"/>
          <table:table-cell table:number-columns-repeated="3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/>
          <table:table-cell office:value-type="string" calcext:value-type="string">
            <text:p>can be more if move is awkward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table:style-name="ce108"/>
          <table:table-cell table:style-name="ce2"/>
          <table:table-cell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90" table:number-columns-spanned="1" table:number-rows-spanned="2"/>
          <table:table-cell table:number-columns-repeated="2"/>
          <table:table-cell table:style-name="ce153"/>
          <table:table-cell table:style-name="ce3"/>
          <table:table-cell/>
          <table:table-cell table:style-name="Default" office:value-type="float" office:value="5" calcext:value-type="float">
            <text:p>5</text:p>
          </table:table-cell>
          <table:table-cell office:value-type="string" calcext:value-type="string" table:number-columns-spanned="23" table:number-rows-spanned="1">
            <text:p>worst / when need bend long finger and reach short</text:p>
          </table:table-cell>
          <table:covered-table-cell table:number-columns-repeated="18" table:style-name="ce161"/>
          <table:covered-table-cell table:number-columns-repeated="3" table:style-name="ce166"/>
          <table:covered-table-cell table:style-name="ce56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47" table:number-columns-repeated="4"/>
          <table:covered-table-cell table:style-name="ce47"/>
          <table:covered-table-cell table:number-columns-repeated="2" table:style-name="ce35"/>
          <table:covered-table-cell table:style-name="ce141"/>
          <table:table-cell/>
          <table:covered-table-cell table:style-name="ce141"/>
          <table:covered-table-cell table:number-columns-repeated="2" table:style-name="ce35"/>
          <table:covered-table-cell table:style-name="ce90"/>
          <table:table-cell table:style-name="ce47" table:number-columns-repeated="4"/>
          <table:table-cell/>
          <table:table-cell table:style-name="Default" table:number-columns-repeated="2"/>
          <table:table-cell table:number-columns-repeated="3"/>
          <table:table-cell table:style-name="Default" table:number-columns-repeated="9"/>
          <table:table-cell table:number-columns-repeated="6"/>
          <table:table-cell table:style-name="ce56" table:number-columns-repeated="4"/>
          <table:table-cell table:number-columns-repeated="1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95"/>
          <table:table-cell table:style-name="Default" table:number-columns-repeated="6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1" table:formula="of:=[.AT2]" office:value-type="float" office:value="6" calcext:value-type="float">
            <text:p>6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61" table:formula="of:=[.AU2]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61" table:formula="of:=[.AV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61" table:formula="of:=[.AW2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61" table:formula="of:=[.AX2]" office:value-type="float" office:value="6" calcext:value-type="float">
            <text:p>6</text:p>
          </table:table-cell>
          <table:table-cell table:style-name="Default"/>
          <table:table-cell table:style-name="Default" table:formula="of:=COM.MICROSOFT.CONCAT(&quot;&quot;&quot;0&quot;&quot;: { &quot;;COM.MICROSOFT.TEXTJOIN(&quot;, &quot;;TRUE();[.B12:.F14]);&quot;}&quot;)" office:value-type="string" office:string-value="&quot;0&quot;: { &quot;0&quot;: 6, &quot;1&quot;: 1, &quot;2&quot;: 1, &quot;3&quot;: 1, &quot;4&quot;: 3, &quot;5&quot;: 3, &quot;6&quot;: 3, &quot;7&quot;: 2, &quot;8&quot;: 1, &quot;9&quot;: 3, &quot;10&quot;: 4, &quot;11&quot;: 5, &quot;12&quot;: 5, &quot;13&quot;: 4, &quot;14&quot;: 5}" calcext:value-type="string">
            <text:p>"0": { "0": 6, "1": 1, "2": 1, "3": 1, "4": 3, "5": 3, "6": 3, "7": 2, "8": 1, "9": 3, "10": 4, "11": 5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style-name="ce72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9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2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9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5" office:value-type="float" office:value="4" calcext:value-type="float">
            <text:p>4</text:p>
          </table:table-cell>
          <table:table-cell/>
          <table:table-cell table:style-name="ce79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formula="of:=COM.MICROSOFT.CONCAT(&quot;&quot;&quot;1&quot;&quot;: { &quot;;COM.MICROSOFT.TEXTJOIN(&quot;, &quot;;TRUE();[.H12:.L14]);&quot;}&quot;)" office:value-type="string" office:string-value="&quot;1&quot;: { &quot;0&quot;: 4, &quot;1&quot;: 4, &quot;2&quot;: 1, &quot;3&quot;: 1, &quot;4&quot;: 3, &quot;5&quot;: 1, &quot;6&quot;: 3, &quot;7&quot;: 2, &quot;8&quot;: 1, &quot;9&quot;: 3, &quot;10&quot;: 4, &quot;11&quot;: 4, &quot;12&quot;: 5, &quot;13&quot;: 4, &quot;14&quot;: 5}" calcext:value-type="string">
            <text:p>"1": { "0": 4, "1": 4, "2": 1, "3": 1, "4": 3, "5": 1, "6": 3, "7": 2, "8": 1, "9": 3, "10": 4, "11": 4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ce70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70" office:value-type="float" office:value="4" calcext:value-type="float">
            <text:p>4</text:p>
          </table:table-cell>
          <table:table-cell table:style-name="ce7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70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Default"/>
          <table:table-cell table:formula="of:=COM.MICROSOFT.CONCAT(&quot;&quot;&quot;2&quot;&quot;: { &quot;;COM.MICROSOFT.TEXTJOIN(&quot;, &quot;;TRUE();[.N12:.R14]);&quot;}&quot;)" office:value-type="string" office:string-value="&quot;2&quot;: { &quot;0&quot;: 4, &quot;1&quot;: 1, &quot;2&quot;: 3, &quot;3&quot;: 1, &quot;4&quot;: 3, &quot;5&quot;: 1, &quot;6&quot;: 2, &quot;7&quot;: 3, &quot;8&quot;: 1, &quot;9&quot;: 4, &quot;10&quot;: 4, &quot;11&quot;: 4, &quot;12&quot;: 4, &quot;13&quot;: 4, &quot;14&quot;: 5}" calcext:value-type="string">
            <text:p>"2": { "0": 4, "1": 1, "2": 3, "3": 1, "4": 3, "5": 1, "6": 2, "7": 3, "8": 1, "9": 4, "10": 4, "11": 4, "12": 4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3" table:number-columns-repeated="29"/>
          <table:table-cell table:style-name="Default"/>
          <table:table-cell table:formula="of:=COM.MICROSOFT.CONCAT(&quot;&quot;&quot;3&quot;&quot;: { &quot;;COM.MICROSOFT.TEXTJOIN(&quot;, &quot;;TRUE();[.T12:.X14]);&quot;}&quot;)" office:value-type="string" office:string-value="&quot;3&quot;: { &quot;0&quot;: 4, &quot;1&quot;: 1, &quot;2&quot;: 1, &quot;3&quot;: 5, &quot;4&quot;: 3, &quot;5&quot;: 1, &quot;6&quot;: 2, &quot;7&quot;: 2, &quot;8&quot;: 3, &quot;9&quot;: 4, &quot;10&quot;: 4, &quot;11&quot;: 4, &quot;12&quot;: 5, &quot;13&quot;: 4, &quot;14&quot;: 5}" calcext:value-type="string">
            <text:p>"3": { "0": 4, "1": 1, "2": 1, "3": 5, "4": 3, "5": 1, "6": 2, "7": 2, "8": 3, "9": 4, "10": 4, "11": 4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4" table:formula="of:=COM.MICROSOFT.CONCAT(&quot;&quot;&quot;&quot;;[.$B$2]; &quot;&quot;&quot;: &quot;; [.B8])" office:value-type="string" office:string-value="&quot;0&quot;: 6" calcext:value-type="string">
            <text:p>"0": 6</text:p>
          </table:table-cell>
          <table:table-cell table:style-name="ce64" table:formula="of:=COM.MICROSOFT.CONCAT(&quot;&quot;&quot;&quot;;[.$C$2]; &quot;&quot;&quot;: &quot;; [.C8])" office:value-type="string" office:string-value="&quot;1&quot;: 1" calcext:value-type="string">
            <text:p>"1": 1</text:p>
          </table:table-cell>
          <table:table-cell table:style-name="ce64" table:formula="of:=COM.MICROSOFT.CONCAT(&quot;&quot;&quot;&quot;;[.$D$2]; &quot;&quot;&quot;: &quot;; [.D8])" office:value-type="string" office:string-value="&quot;2&quot;: 1" calcext:value-type="string">
            <text:p>"2": 1</text:p>
          </table:table-cell>
          <table:table-cell table:style-name="ce64" table:formula="of:=COM.MICROSOFT.CONCAT(&quot;&quot;&quot;&quot;;[.$E$2]; &quot;&quot;&quot;: &quot;; [.E8])" office:value-type="string" office:string-value="&quot;3&quot;: 1" calcext:value-type="string">
            <text:p>"3": 1</text:p>
          </table:table-cell>
          <table:table-cell table:style-name="ce64" table:formula="of:=COM.MICROSOFT.CONCAT(&quot;&quot;&quot;&quot;;[.$F$2]; &quot;&quot;&quot;: &quot;; [.F8])" office:value-type="string" office:string-value="&quot;4&quot;: 3" calcext:value-type="string">
            <text:p>"4": 3</text:p>
          </table:table-cell>
          <table:table-cell table:style-name="ce64"/>
          <table:table-cell table:style-name="ce64" table:formula="of:=COM.MICROSOFT.CONCAT(&quot;&quot;&quot;&quot;;[.$B$2]; &quot;&quot;&quot;: &quot;; [.H8])" office:value-type="string" office:string-value="&quot;0&quot;: 4" calcext:value-type="string">
            <text:p>"0": 4</text:p>
          </table:table-cell>
          <table:table-cell table:style-name="ce64" table:formula="of:=COM.MICROSOFT.CONCAT(&quot;&quot;&quot;&quot;;[.$C$2]; &quot;&quot;&quot;: &quot;; [.I8])" office:value-type="string" office:string-value="&quot;1&quot;: 4" calcext:value-type="string">
            <text:p>"1": 4</text:p>
          </table:table-cell>
          <table:table-cell table:style-name="ce64" table:formula="of:=COM.MICROSOFT.CONCAT(&quot;&quot;&quot;&quot;;[.$D$2]; &quot;&quot;&quot;: &quot;; [.J8])" office:value-type="string" office:string-value="&quot;2&quot;: 1" calcext:value-type="string">
            <text:p>"2": 1</text:p>
          </table:table-cell>
          <table:table-cell table:style-name="ce64" table:formula="of:=COM.MICROSOFT.CONCAT(&quot;&quot;&quot;&quot;;[.$E$2]; &quot;&quot;&quot;: &quot;; [.K8])" office:value-type="string" office:string-value="&quot;3&quot;: 1" calcext:value-type="string">
            <text:p>"3": 1</text:p>
          </table:table-cell>
          <table:table-cell table:style-name="ce64" table:formula="of:=COM.MICROSOFT.CONCAT(&quot;&quot;&quot;&quot;;[.$F$2]; &quot;&quot;&quot;: &quot;; [.L8])" office:value-type="string" office:string-value="&quot;4&quot;: 3" calcext:value-type="string">
            <text:p>"4": 3</text:p>
          </table:table-cell>
          <table:table-cell table:style-name="ce64"/>
          <table:table-cell table:style-name="ce64" table:formula="of:=COM.MICROSOFT.CONCAT(&quot;&quot;&quot;&quot;;[.$B$2]; &quot;&quot;&quot;: &quot;; [.N8])" office:value-type="string" office:string-value="&quot;0&quot;: 4" calcext:value-type="string">
            <text:p>"0": 4</text:p>
          </table:table-cell>
          <table:table-cell table:style-name="ce64" table:formula="of:=COM.MICROSOFT.CONCAT(&quot;&quot;&quot;&quot;;[.$C$2]; &quot;&quot;&quot;: &quot;; [.O8])" office:value-type="string" office:string-value="&quot;1&quot;: 1" calcext:value-type="string">
            <text:p>"1": 1</text:p>
          </table:table-cell>
          <table:table-cell table:style-name="ce64" table:formula="of:=COM.MICROSOFT.CONCAT(&quot;&quot;&quot;&quot;;[.$D$2]; &quot;&quot;&quot;: &quot;; [.P8])" office:value-type="string" office:string-value="&quot;2&quot;: 3" calcext:value-type="string">
            <text:p>"2": 3</text:p>
          </table:table-cell>
          <table:table-cell table:style-name="ce64" table:formula="of:=COM.MICROSOFT.CONCAT(&quot;&quot;&quot;&quot;;[.$E$2]; &quot;&quot;&quot;: &quot;; [.Q8])" office:value-type="string" office:string-value="&quot;3&quot;: 1" calcext:value-type="string">
            <text:p>"3": 1</text:p>
          </table:table-cell>
          <table:table-cell table:style-name="ce64" table:formula="of:=COM.MICROSOFT.CONCAT(&quot;&quot;&quot;&quot;;[.$F$2]; &quot;&quot;&quot;: &quot;; [.R8])" office:value-type="string" office:string-value="&quot;4&quot;: 3" calcext:value-type="string">
            <text:p>"4": 3</text:p>
          </table:table-cell>
          <table:table-cell table:style-name="ce64"/>
          <table:table-cell table:style-name="ce64" table:formula="of:=COM.MICROSOFT.CONCAT(&quot;&quot;&quot;&quot;;[.$B$2]; &quot;&quot;&quot;: &quot;; [.T8])" office:value-type="string" office:string-value="&quot;0&quot;: 4" calcext:value-type="string">
            <text:p>"0": 4</text:p>
          </table:table-cell>
          <table:table-cell table:style-name="ce64" table:formula="of:=COM.MICROSOFT.CONCAT(&quot;&quot;&quot;&quot;;[.$C$2]; &quot;&quot;&quot;: &quot;; [.U8])" office:value-type="string" office:string-value="&quot;1&quot;: 1" calcext:value-type="string">
            <text:p>"1": 1</text:p>
          </table:table-cell>
          <table:table-cell table:style-name="ce64" table:formula="of:=COM.MICROSOFT.CONCAT(&quot;&quot;&quot;&quot;;[.$D$2]; &quot;&quot;&quot;: &quot;; [.V8])" office:value-type="string" office:string-value="&quot;2&quot;: 1" calcext:value-type="string">
            <text:p>"2": 1</text:p>
          </table:table-cell>
          <table:table-cell table:style-name="ce64" table:formula="of:=COM.MICROSOFT.CONCAT(&quot;&quot;&quot;&quot;;[.$E$2]; &quot;&quot;&quot;: &quot;; [.W8])" office:value-type="string" office:string-value="&quot;3&quot;: 5" calcext:value-type="string">
            <text:p>"3": 5</text:p>
          </table:table-cell>
          <table:table-cell table:style-name="ce64" table:formula="of:=COM.MICROSOFT.CONCAT(&quot;&quot;&quot;&quot;;[.$F$2]; &quot;&quot;&quot;: &quot;; [.X8])" office:value-type="string" office:string-value="&quot;4&quot;: 3" calcext:value-type="string">
            <text:p>"4": 3</text:p>
          </table:table-cell>
          <table:table-cell table:style-name="ce64"/>
          <table:table-cell table:style-name="ce64" table:formula="of:=COM.MICROSOFT.CONCAT(&quot;&quot;&quot;&quot;;[.$B$2]; &quot;&quot;&quot;: &quot;; [.Z8])" office:value-type="string" office:string-value="&quot;0&quot;: 4" calcext:value-type="string">
            <text:p>"0": 4</text:p>
          </table:table-cell>
          <table:table-cell table:style-name="ce64" table:formula="of:=COM.MICROSOFT.CONCAT(&quot;&quot;&quot;&quot;;[.$C$2]; &quot;&quot;&quot;: &quot;; [.AA8])" office:value-type="string" office:string-value="&quot;1&quot;: 2" calcext:value-type="string">
            <text:p>"1": 2</text:p>
          </table:table-cell>
          <table:table-cell table:style-name="ce64" table:formula="of:=COM.MICROSOFT.CONCAT(&quot;&quot;&quot;&quot;;[.$D$2]; &quot;&quot;&quot;: &quot;; [.AB8])" office:value-type="string" office:string-value="&quot;2&quot;: 1" calcext:value-type="string">
            <text:p>"2": 1</text:p>
          </table:table-cell>
          <table:table-cell table:style-name="ce64" table:formula="of:=COM.MICROSOFT.CONCAT(&quot;&quot;&quot;&quot;;[.$E$2]; &quot;&quot;&quot;: &quot;; [.AC8])" office:value-type="string" office:string-value="&quot;3&quot;: 3" calcext:value-type="string">
            <text:p>"3": 3</text:p>
          </table:table-cell>
          <table:table-cell table:style-name="ce64" table:formula="of:=COM.MICROSOFT.CONCAT(&quot;&quot;&quot;&quot;;[.$F$2]; &quot;&quot;&quot;: &quot;; [.AD8])" office:value-type="string" office:string-value="&quot;4&quot;: 6" calcext:value-type="string">
            <text:p>"4": 6</text:p>
          </table:table-cell>
          <table:table-cell table:style-name="Default"/>
          <table:table-cell table:formula="of:=COM.MICROSOFT.CONCAT(&quot;&quot;&quot;4&quot;&quot;: { &quot;;COM.MICROSOFT.TEXTJOIN(&quot;, &quot;;TRUE();[.Z12:.AD14]);&quot;}&quot;)" office:value-type="string" office:string-value="&quot;4&quot;: { &quot;0&quot;: 4, &quot;1&quot;: 2, &quot;2&quot;: 1, &quot;3&quot;: 3, &quot;4&quot;: 6, &quot;5&quot;: 2, &quot;6&quot;: 2, &quot;7&quot;: 2, &quot;8&quot;: 3, &quot;9&quot;: 4, &quot;10&quot;: 4, &quot;11&quot;: 4, &quot;12&quot;: 5, &quot;13&quot;: 5, &quot;14&quot;: 5}" calcext:value-type="string">
            <text:p>"4": { "0": 4, "1": 2, "2": 1, "3": 3, "4": 6, "5": 2, "6": 2, "7": 2, "8": 3, "9": 4, "10": 4, "11": 4, "12": 5, "13": 5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4" table:formula="of:=COM.MICROSOFT.CONCAT(&quot;&quot;&quot;&quot;;[.$B$3]; &quot;&quot;&quot;: &quot;; [.B9])" office:value-type="string" office:string-value="&quot;5&quot;: 3" calcext:value-type="string">
            <text:p>"5": 3</text:p>
          </table:table-cell>
          <table:table-cell table:style-name="ce64" table:formula="of:=COM.MICROSOFT.CONCAT(&quot;&quot;&quot;&quot;;[.$C$3]; &quot;&quot;&quot;: &quot;; [.C9])" office:value-type="string" office:string-value="&quot;6&quot;: 3" calcext:value-type="string">
            <text:p>"6": 3</text:p>
          </table:table-cell>
          <table:table-cell table:style-name="ce64" table:formula="of:=COM.MICROSOFT.CONCAT(&quot;&quot;&quot;&quot;;[.$D$3]; &quot;&quot;&quot;: &quot;; [.D9])" office:value-type="string" office:string-value="&quot;7&quot;: 2" calcext:value-type="string">
            <text:p>"7": 2</text:p>
          </table:table-cell>
          <table:table-cell table:style-name="ce64" table:formula="of:=COM.MICROSOFT.CONCAT(&quot;&quot;&quot;&quot;;[.$E$3]; &quot;&quot;&quot;: &quot;; [.E9])" office:value-type="string" office:string-value="&quot;8&quot;: 1" calcext:value-type="string">
            <text:p>"8": 1</text:p>
          </table:table-cell>
          <table:table-cell table:style-name="ce64" table:formula="of:=COM.MICROSOFT.CONCAT(&quot;&quot;&quot;&quot;;[.$F$3]; &quot;&quot;&quot;: &quot;; [.F9])" office:value-type="string" office:string-value="&quot;9&quot;: 3" calcext:value-type="string">
            <text:p>"9": 3</text:p>
          </table:table-cell>
          <table:table-cell table:style-name="ce64"/>
          <table:table-cell table:style-name="ce64" table:formula="of:=COM.MICROSOFT.CONCAT(&quot;&quot;&quot;&quot;;[.$B$3]; &quot;&quot;&quot;: &quot;; [.H9])" office:value-type="string" office:string-value="&quot;5&quot;: 1" calcext:value-type="string">
            <text:p>"5": 1</text:p>
          </table:table-cell>
          <table:table-cell table:style-name="ce64" table:formula="of:=COM.MICROSOFT.CONCAT(&quot;&quot;&quot;&quot;;[.$C$3]; &quot;&quot;&quot;: &quot;; [.I9])" office:value-type="string" office:string-value="&quot;6&quot;: 3" calcext:value-type="string">
            <text:p>"6": 3</text:p>
          </table:table-cell>
          <table:table-cell table:style-name="ce64" table:formula="of:=COM.MICROSOFT.CONCAT(&quot;&quot;&quot;&quot;;[.$D$3]; &quot;&quot;&quot;: &quot;; [.J9])" office:value-type="string" office:string-value="&quot;7&quot;: 2" calcext:value-type="string">
            <text:p>"7": 2</text:p>
          </table:table-cell>
          <table:table-cell table:style-name="ce64" table:formula="of:=COM.MICROSOFT.CONCAT(&quot;&quot;&quot;&quot;;[.$E$3]; &quot;&quot;&quot;: &quot;; [.K9])" office:value-type="string" office:string-value="&quot;8&quot;: 1" calcext:value-type="string">
            <text:p>"8": 1</text:p>
          </table:table-cell>
          <table:table-cell table:style-name="ce64" table:formula="of:=COM.MICROSOFT.CONCAT(&quot;&quot;&quot;&quot;;[.$F$3]; &quot;&quot;&quot;: &quot;; [.L9])" office:value-type="string" office:string-value="&quot;9&quot;: 3" calcext:value-type="string">
            <text:p>"9": 3</text:p>
          </table:table-cell>
          <table:table-cell table:style-name="ce64"/>
          <table:table-cell table:style-name="ce64" table:formula="of:=COM.MICROSOFT.CONCAT(&quot;&quot;&quot;&quot;;[.$B$3]; &quot;&quot;&quot;: &quot;; [.N9])" office:value-type="string" office:string-value="&quot;5&quot;: 1" calcext:value-type="string">
            <text:p>"5": 1</text:p>
          </table:table-cell>
          <table:table-cell table:style-name="ce64" table:formula="of:=COM.MICROSOFT.CONCAT(&quot;&quot;&quot;&quot;;[.$C$3]; &quot;&quot;&quot;: &quot;; [.O9])" office:value-type="string" office:string-value="&quot;6&quot;: 2" calcext:value-type="string">
            <text:p>"6": 2</text:p>
          </table:table-cell>
          <table:table-cell table:style-name="ce64" table:formula="of:=COM.MICROSOFT.CONCAT(&quot;&quot;&quot;&quot;;[.$D$3]; &quot;&quot;&quot;: &quot;; [.P9])" office:value-type="string" office:string-value="&quot;7&quot;: 3" calcext:value-type="string">
            <text:p>"7": 3</text:p>
          </table:table-cell>
          <table:table-cell table:style-name="ce64" table:formula="of:=COM.MICROSOFT.CONCAT(&quot;&quot;&quot;&quot;;[.$E$3]; &quot;&quot;&quot;: &quot;; [.Q9])" office:value-type="string" office:string-value="&quot;8&quot;: 1" calcext:value-type="string">
            <text:p>"8": 1</text:p>
          </table:table-cell>
          <table:table-cell table:style-name="ce64" table:formula="of:=COM.MICROSOFT.CONCAT(&quot;&quot;&quot;&quot;;[.$F$3]; &quot;&quot;&quot;: &quot;; [.R9])" office:value-type="string" office:string-value="&quot;9&quot;: 4" calcext:value-type="string">
            <text:p>"9": 4</text:p>
          </table:table-cell>
          <table:table-cell table:style-name="ce64"/>
          <table:table-cell table:style-name="ce64" table:formula="of:=COM.MICROSOFT.CONCAT(&quot;&quot;&quot;&quot;;[.$B$3]; &quot;&quot;&quot;: &quot;; [.T9])" office:value-type="string" office:string-value="&quot;5&quot;: 1" calcext:value-type="string">
            <text:p>"5": 1</text:p>
          </table:table-cell>
          <table:table-cell table:style-name="ce64" table:formula="of:=COM.MICROSOFT.CONCAT(&quot;&quot;&quot;&quot;;[.$C$3]; &quot;&quot;&quot;: &quot;; [.U9])" office:value-type="string" office:string-value="&quot;6&quot;: 2" calcext:value-type="string">
            <text:p>"6": 2</text:p>
          </table:table-cell>
          <table:table-cell table:style-name="ce64" table:formula="of:=COM.MICROSOFT.CONCAT(&quot;&quot;&quot;&quot;;[.$D$3]; &quot;&quot;&quot;: &quot;; [.V9])" office:value-type="string" office:string-value="&quot;7&quot;: 2" calcext:value-type="string">
            <text:p>"7": 2</text:p>
          </table:table-cell>
          <table:table-cell table:style-name="ce64" table:formula="of:=COM.MICROSOFT.CONCAT(&quot;&quot;&quot;&quot;;[.$E$3]; &quot;&quot;&quot;: &quot;; [.W9])" office:value-type="string" office:string-value="&quot;8&quot;: 3" calcext:value-type="string">
            <text:p>"8": 3</text:p>
          </table:table-cell>
          <table:table-cell table:style-name="ce64" table:formula="of:=COM.MICROSOFT.CONCAT(&quot;&quot;&quot;&quot;;[.$F$3]; &quot;&quot;&quot;: &quot;; [.X9])" office:value-type="string" office:string-value="&quot;9&quot;: 4" calcext:value-type="string">
            <text:p>"9": 4</text:p>
          </table:table-cell>
          <table:table-cell table:style-name="ce64"/>
          <table:table-cell table:style-name="ce64" table:formula="of:=COM.MICROSOFT.CONCAT(&quot;&quot;&quot;&quot;;[.$B$3]; &quot;&quot;&quot;: &quot;; [.Z9])" office:value-type="string" office:string-value="&quot;5&quot;: 2" calcext:value-type="string">
            <text:p>"5": 2</text:p>
          </table:table-cell>
          <table:table-cell table:style-name="ce64" table:formula="of:=COM.MICROSOFT.CONCAT(&quot;&quot;&quot;&quot;;[.$C$3]; &quot;&quot;&quot;: &quot;; [.AA9])" office:value-type="string" office:string-value="&quot;6&quot;: 2" calcext:value-type="string">
            <text:p>"6": 2</text:p>
          </table:table-cell>
          <table:table-cell table:style-name="ce64" table:formula="of:=COM.MICROSOFT.CONCAT(&quot;&quot;&quot;&quot;;[.$D$3]; &quot;&quot;&quot;: &quot;; [.AB9])" office:value-type="string" office:string-value="&quot;7&quot;: 2" calcext:value-type="string">
            <text:p>"7": 2</text:p>
          </table:table-cell>
          <table:table-cell table:style-name="ce64" table:formula="of:=COM.MICROSOFT.CONCAT(&quot;&quot;&quot;&quot;;[.$E$3]; &quot;&quot;&quot;: &quot;; [.AC9])" office:value-type="string" office:string-value="&quot;8&quot;: 3" calcext:value-type="string">
            <text:p>"8": 3</text:p>
          </table:table-cell>
          <table:table-cell table:style-name="ce64" table:formula="of:=COM.MICROSOFT.CONCAT(&quot;&quot;&quot;&quot;;[.$F$3]; &quot;&quot;&quot;: &quot;; [.AD9])" office:value-type="string" office:string-value="&quot;9&quot;: 4" calcext:value-type="string">
            <text:p>"9": 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4" table:formula="of:=COM.MICROSOFT.CONCAT(&quot;&quot;&quot;&quot;;[.$B$4]; &quot;&quot;&quot;: &quot;; [.B10])" office:value-type="string" office:string-value="&quot;10&quot;: 4" calcext:value-type="string">
            <text:p>"10": 4</text:p>
          </table:table-cell>
          <table:table-cell table:style-name="ce64" table:formula="of:=COM.MICROSOFT.CONCAT(&quot;&quot;&quot;&quot;;[.$C$4]; &quot;&quot;&quot;: &quot;; [.C10])" office:value-type="string" office:string-value="&quot;11&quot;: 5" calcext:value-type="string">
            <text:p>"11": 5</text:p>
          </table:table-cell>
          <table:table-cell table:style-name="ce64" table:formula="of:=COM.MICROSOFT.CONCAT(&quot;&quot;&quot;&quot;;[.$D$4]; &quot;&quot;&quot;: &quot;; [.D10])" office:value-type="string" office:string-value="&quot;12&quot;: 5" calcext:value-type="string">
            <text:p>"12": 5</text:p>
          </table:table-cell>
          <table:table-cell table:style-name="ce64" table:formula="of:=COM.MICROSOFT.CONCAT(&quot;&quot;&quot;&quot;;[.$E$4]; &quot;&quot;&quot;: &quot;; [.E10])" office:value-type="string" office:string-value="&quot;13&quot;: 4" calcext:value-type="string">
            <text:p>"13": 4</text:p>
          </table:table-cell>
          <table:table-cell table:style-name="ce64" table:formula="of:=COM.MICROSOFT.CONCAT(&quot;&quot;&quot;&quot;;[.$F$4]; &quot;&quot;&quot;: &quot;; [.F10])" office:value-type="string" office:string-value="&quot;14&quot;: 5" calcext:value-type="string">
            <text:p>"14": 5</text:p>
          </table:table-cell>
          <table:table-cell table:style-name="ce64"/>
          <table:table-cell table:style-name="ce64" table:formula="of:=COM.MICROSOFT.CONCAT(&quot;&quot;&quot;&quot;;[.$B$4]; &quot;&quot;&quot;: &quot;; [.H10])" office:value-type="string" office:string-value="&quot;10&quot;: 4" calcext:value-type="string">
            <text:p>"10": 4</text:p>
          </table:table-cell>
          <table:table-cell table:style-name="ce64" table:formula="of:=COM.MICROSOFT.CONCAT(&quot;&quot;&quot;&quot;;[.$C$4]; &quot;&quot;&quot;: &quot;; [.I10])" office:value-type="string" office:string-value="&quot;11&quot;: 4" calcext:value-type="string">
            <text:p>"11": 4</text:p>
          </table:table-cell>
          <table:table-cell table:style-name="ce64" table:formula="of:=COM.MICROSOFT.CONCAT(&quot;&quot;&quot;&quot;;[.$D$4]; &quot;&quot;&quot;: &quot;; [.J10])" office:value-type="string" office:string-value="&quot;12&quot;: 5" calcext:value-type="string">
            <text:p>"12": 5</text:p>
          </table:table-cell>
          <table:table-cell table:style-name="ce64" table:formula="of:=COM.MICROSOFT.CONCAT(&quot;&quot;&quot;&quot;;[.$E$4]; &quot;&quot;&quot;: &quot;; [.K10])" office:value-type="string" office:string-value="&quot;13&quot;: 4" calcext:value-type="string">
            <text:p>"13": 4</text:p>
          </table:table-cell>
          <table:table-cell table:style-name="ce64" table:formula="of:=COM.MICROSOFT.CONCAT(&quot;&quot;&quot;&quot;;[.$F$4]; &quot;&quot;&quot;: &quot;; [.L10])" office:value-type="string" office:string-value="&quot;14&quot;: 5" calcext:value-type="string">
            <text:p>"14": 5</text:p>
          </table:table-cell>
          <table:table-cell table:style-name="ce64"/>
          <table:table-cell table:style-name="ce64" table:formula="of:=COM.MICROSOFT.CONCAT(&quot;&quot;&quot;&quot;;[.$B$4]; &quot;&quot;&quot;: &quot;; [.N10])" office:value-type="string" office:string-value="&quot;10&quot;: 4" calcext:value-type="string">
            <text:p>"10": 4</text:p>
          </table:table-cell>
          <table:table-cell table:style-name="ce64" table:formula="of:=COM.MICROSOFT.CONCAT(&quot;&quot;&quot;&quot;;[.$C$4]; &quot;&quot;&quot;: &quot;; [.O10])" office:value-type="string" office:string-value="&quot;11&quot;: 4" calcext:value-type="string">
            <text:p>"11": 4</text:p>
          </table:table-cell>
          <table:table-cell table:style-name="ce64" table:formula="of:=COM.MICROSOFT.CONCAT(&quot;&quot;&quot;&quot;;[.$D$4]; &quot;&quot;&quot;: &quot;; [.P10])" office:value-type="string" office:string-value="&quot;12&quot;: 4" calcext:value-type="string">
            <text:p>"12": 4</text:p>
          </table:table-cell>
          <table:table-cell table:style-name="ce64" table:formula="of:=COM.MICROSOFT.CONCAT(&quot;&quot;&quot;&quot;;[.$E$4]; &quot;&quot;&quot;: &quot;; [.Q10])" office:value-type="string" office:string-value="&quot;13&quot;: 4" calcext:value-type="string">
            <text:p>"13": 4</text:p>
          </table:table-cell>
          <table:table-cell table:style-name="ce64" table:formula="of:=COM.MICROSOFT.CONCAT(&quot;&quot;&quot;&quot;;[.$F$4]; &quot;&quot;&quot;: &quot;; [.R10])" office:value-type="string" office:string-value="&quot;14&quot;: 5" calcext:value-type="string">
            <text:p>"14": 5</text:p>
          </table:table-cell>
          <table:table-cell table:style-name="ce64"/>
          <table:table-cell table:style-name="ce64" table:formula="of:=COM.MICROSOFT.CONCAT(&quot;&quot;&quot;&quot;;[.$B$4]; &quot;&quot;&quot;: &quot;; [.T10])" office:value-type="string" office:string-value="&quot;10&quot;: 4" calcext:value-type="string">
            <text:p>"10": 4</text:p>
          </table:table-cell>
          <table:table-cell table:style-name="ce64" table:formula="of:=COM.MICROSOFT.CONCAT(&quot;&quot;&quot;&quot;;[.$C$4]; &quot;&quot;&quot;: &quot;; [.U10])" office:value-type="string" office:string-value="&quot;11&quot;: 4" calcext:value-type="string">
            <text:p>"11": 4</text:p>
          </table:table-cell>
          <table:table-cell table:style-name="ce64" table:formula="of:=COM.MICROSOFT.CONCAT(&quot;&quot;&quot;&quot;;[.$D$4]; &quot;&quot;&quot;: &quot;; [.V10])" office:value-type="string" office:string-value="&quot;12&quot;: 5" calcext:value-type="string">
            <text:p>"12": 5</text:p>
          </table:table-cell>
          <table:table-cell table:style-name="ce64" table:formula="of:=COM.MICROSOFT.CONCAT(&quot;&quot;&quot;&quot;;[.$E$4]; &quot;&quot;&quot;: &quot;; [.W10])" office:value-type="string" office:string-value="&quot;13&quot;: 4" calcext:value-type="string">
            <text:p>"13": 4</text:p>
          </table:table-cell>
          <table:table-cell table:style-name="ce64" table:formula="of:=COM.MICROSOFT.CONCAT(&quot;&quot;&quot;&quot;;[.$F$4]; &quot;&quot;&quot;: &quot;; [.X10])" office:value-type="string" office:string-value="&quot;14&quot;: 5" calcext:value-type="string">
            <text:p>"14": 5</text:p>
          </table:table-cell>
          <table:table-cell table:style-name="ce64"/>
          <table:table-cell table:style-name="ce64" table:formula="of:=COM.MICROSOFT.CONCAT(&quot;&quot;&quot;&quot;;[.$B$4]; &quot;&quot;&quot;: &quot;; [.Z10])" office:value-type="string" office:string-value="&quot;10&quot;: 4" calcext:value-type="string">
            <text:p>"10": 4</text:p>
          </table:table-cell>
          <table:table-cell table:style-name="ce64" table:formula="of:=COM.MICROSOFT.CONCAT(&quot;&quot;&quot;&quot;;[.$C$4]; &quot;&quot;&quot;: &quot;; [.AA10])" office:value-type="string" office:string-value="&quot;11&quot;: 4" calcext:value-type="string">
            <text:p>"11": 4</text:p>
          </table:table-cell>
          <table:table-cell table:style-name="ce64" table:formula="of:=COM.MICROSOFT.CONCAT(&quot;&quot;&quot;&quot;;[.$D$4]; &quot;&quot;&quot;: &quot;; [.AB10])" office:value-type="string" office:string-value="&quot;12&quot;: 5" calcext:value-type="string">
            <text:p>"12": 5</text:p>
          </table:table-cell>
          <table:table-cell table:style-name="ce64" table:formula="of:=COM.MICROSOFT.CONCAT(&quot;&quot;&quot;&quot;;[.$E$4]; &quot;&quot;&quot;: &quot;; [.AC10])" office:value-type="string" office:string-value="&quot;13&quot;: 5" calcext:value-type="string">
            <text:p>"13": 5</text:p>
          </table:table-cell>
          <table:table-cell table:style-name="ce64" table:formula="of:=COM.MICROSOFT.CONCAT(&quot;&quot;&quot;&quot;;[.$F$4]; &quot;&quot;&quot;: &quot;; [.AD10])" office:value-type="string" office:string-value="&quot;14&quot;: 5" calcext:value-type="string">
            <text:p>"14": 5</text:p>
          </table:table-cell>
          <table:table-cell table:style-name="Default"/>
          <table:table-cell table:style-name="Default" table:formula="of:=COM.MICROSOFT.TEXTJOIN(&quot;, &quot;;TRUE();[.AF8:.AF12])" office:value-type="string" office:string-value="&quot;0&quot;: { &quot;0&quot;: 6, &quot;1&quot;: 1, &quot;2&quot;: 1, &quot;3&quot;: 1, &quot;4&quot;: 3, &quot;5&quot;: 3, &quot;6&quot;: 3, &quot;7&quot;: 2, &quot;8&quot;: 1, &quot;9&quot;: 3, &quot;10&quot;: 4, &quot;11&quot;: 5, &quot;12&quot;: 5, &quot;13&quot;: 4, &quot;14&quot;: 5}, &quot;1&quot;: { &quot;0&quot;: 4, &quot;1&quot;: 4, &quot;2&quot;: 1, &quot;3&quot;: 1, &quot;4&quot;: 3, &quot;5&quot;: 1, &quot;6&quot;: 3, &quot;7&quot;: 2, &quot;8&quot;: 1, &quot;9&quot;: 3, &quot;10&quot;: 4, &quot;11&quot;: 4, &quot;12&quot;: 5, &quot;13&quot;: 4, &quot;14&quot;: 5}, &quot;2&quot;: { &quot;0&quot;: 4, &quot;1&quot;: 1, &quot;2&quot;: 3, &quot;3&quot;: 1, &quot;4&quot;: 3, &quot;5&quot;: 1, &quot;6&quot;: 2, &quot;7&quot;: 3, &quot;8&quot;: 1, &quot;9&quot;: 4, &quot;10&quot;: 4, &quot;11&quot;: 4, &quot;12&quot;: 4, &quot;13&quot;: 4, &quot;14&quot;: 5}, &quot;3&quot;: { &quot;0&quot;: 4, &quot;1&quot;: 1, &quot;2&quot;: 1, &quot;3&quot;: 5, &quot;4&quot;: 3, &quot;5&quot;: 1, &quot;6&quot;: 2, &quot;7&quot;: 2, &quot;8&quot;: 3, &quot;9&quot;: 4, &quot;10&quot;: 4, &quot;11&quot;: 4, &quot;12&quot;: 5, &quot;13&quot;: 4, &quot;14&quot;: 5}, &quot;4&quot;: { &quot;0&quot;: 4, &quot;1&quot;: 2, &quot;2&quot;: 1, &quot;3&quot;: 3, &quot;4&quot;: 6, &quot;5&quot;: 2, &quot;6&quot;: 2, &quot;7&quot;: 2, &quot;8&quot;: 3, &quot;9&quot;: 4, &quot;10&quot;: 4, &quot;11&quot;: 4, &quot;12&quot;: 5, &quot;13&quot;: 5, &quot;14&quot;: 5}" calcext:value-type="string">
            <text:p>"0": { "0": 6, "1": 1, "2": 1, "3": 1, "4": 3, "5": 3, "6": 3, "7": 2, "8": 1, "9": 3, "10": 4, "11": 5, "12": 5, "13": 4, "14": 5}, "1": { "0": 4, "1": 4, "2": 1, "3": 1, "4": 3, "5": 1, "6": 3, "7": 2, "8": 1, "9": 3, "10": 4, "11": 4, "12": 5, "13": 4, "14": 5}, "2": { "0": 4, "1": 1, "2": 3, "3": 1, "4": 3, "5": 1, "6": 2, "7": 3, "8": 1, "9": 4, "10": 4, "11": 4, "12": 4, "13": 4, "14": 5}, "3": { "0": 4, "1": 1, "2": 1, "3": 5, "4": 3, "5": 1, "6": 2, "7": 2, "8": 3, "9": 4, "10": 4, "11": 4, "12": 5, "13": 4, "14": 5}, "4": { "0": 4, "1": 2, "2": 1, "3": 3, "4": 6, "5": 2, "6": 2, "7": 2, "8": 3, "9": 4, "10": 4, "11": 4, "12": 5, "13": 5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5" table:number-columns-repeated="5"/>
          <table:table-cell/>
          <table:table-cell table:style-name="ce65" table:number-columns-repeated="5"/>
          <table:table-cell/>
          <table:table-cell table:style-name="ce65" table:number-columns-repeated="5"/>
          <table:table-cell/>
          <table:table-cell table:style-name="ce65" table:number-columns-repeated="5"/>
          <table:table-cell/>
          <table:table-cell table:style-name="ce65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80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/>
          <table:table-cell table:style-name="ce80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/>
          <table:table-cell table:style-name="ce80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&quot;&quot;&quot;5&quot;&quot;: { &quot;;COM.MICROSOFT.TEXTJOIN(&quot;, &quot;;TRUE();[.B20:.F22]);&quot;}&quot;)" office:value-type="string" office:string-value="&quot;5&quot;: { &quot;0&quot;: 6, &quot;1&quot;: 4, &quot;2&quot;: 3, &quot;3&quot;: 5, &quot;4&quot;: 6, &quot;5&quot;: 2, &quot;6&quot;: 1, &quot;7&quot;: 1, &quot;8&quot;: 1, &quot;9&quot;: 4, &quot;10&quot;: 6, &quot;11&quot;: 5, &quot;12&quot;: 4, &quot;13&quot;: 2, &quot;14&quot;: 6}" calcext:value-type="string">
            <text:p>"5": { "0": 6, "1": 4, "2": 3, "3": 5, "4": 6, "5": 2, "6": 1, "7": 1, "8": 1, "9": 4, "10": 6, "11": 5, "12": 4, "13": 2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1" table:formula="of:=[.AT3]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81" office:value-type="float" office:value="2" calcext:value-type="float">
            <text:p>2</text:p>
          </table:table-cell>
          <table:table-cell table:style-name="ce83" table:formula="of:=[.AU3]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/>
          <table:table-cell table:style-name="ce8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83" table:formula="of:=[.AV3]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/>
          <table:table-cell table:style-name="ce8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table:formula="of:=[.AW3]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61" table:formula="of:=[.AX3]" office:value-type="float" office:value="4" calcext:value-type="float">
            <text:p>4</text:p>
          </table:table-cell>
          <table:table-cell/>
          <table:table-cell table:formula="of:=COM.MICROSOFT.CONCAT(&quot;&quot;&quot;6&quot;&quot;: { &quot;;COM.MICROSOFT.TEXTJOIN(&quot;, &quot;;TRUE();[.H20:.L22]);&quot;}&quot;)" office:value-type="string" office:string-value="&quot;6&quot;: { &quot;0&quot;: 6, &quot;1&quot;: 4, &quot;2&quot;: 3, &quot;3&quot;: 5, &quot;4&quot;: 6, &quot;5&quot;: 2, &quot;6&quot;: 1, &quot;7&quot;: 1, &quot;8&quot;: 1, &quot;9&quot;: 4, &quot;10&quot;: 6, &quot;11&quot;: 5, &quot;12&quot;: 4, &quot;13&quot;: 2, &quot;14&quot;: 6}" calcext:value-type="string">
            <text:p>"6": { "0": 6, "1": 4, "2": 3, "3": 5, "4": 6, "5": 2, "6": 1, "7": 1, "8": 1, "9": 4, "10": 6, "11": 5, "12": 4, "13": 2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80" office:value-type="float" office:value="6" calcext:value-type="float">
            <text:p>6</text:p>
          </table:table-cell>
          <table:table-cell table:style-name="ce82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/>
          <table:table-cell table:style-name="ce80" office:value-type="float" office:value="6" calcext:value-type="float">
            <text:p>6</text:p>
          </table:table-cell>
          <table:table-cell table:style-name="ce82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style-name="ce80" office:value-type="float" office:value="6" calcext:value-type="float">
            <text:p>6</text:p>
          </table:table-cell>
          <table:table-cell table:style-name="ce82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&quot;&quot;&quot;7&quot;&quot;: { &quot;;COM.MICROSOFT.TEXTJOIN(&quot;, &quot;;TRUE();[.N20:.R22]);&quot;}&quot;)" office:value-type="string" office:string-value="&quot;7&quot;: { &quot;0&quot;: 6, &quot;1&quot;: 4, &quot;2&quot;: 3, &quot;3&quot;: 5, &quot;4&quot;: 6, &quot;5&quot;: 3, &quot;6&quot;: 1, &quot;7&quot;: 1, &quot;8&quot;: 1, &quot;9&quot;: 4, &quot;10&quot;: 6, &quot;11&quot;: 5, &quot;12&quot;: 4, &quot;13&quot;: 2, &quot;14&quot;: 5}" calcext:value-type="string">
            <text:p>"7": { "0": 6, "1": 4, "2": 3, "3": 5, "4": 6, "5": 3, "6": 1, "7": 1, "8": 1, "9": 4, "10": 6, "11": 5, "12": 4, "13": 2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5" table:number-columns-repeated="5"/>
          <table:table-cell/>
          <table:table-cell table:style-name="ce65" table:number-columns-repeated="5"/>
          <table:table-cell/>
          <table:table-cell table:style-name="ce65" table:number-columns-repeated="5"/>
          <table:table-cell/>
          <table:table-cell table:style-name="ce65" table:number-columns-repeated="5"/>
          <table:table-cell/>
          <table:table-cell table:style-name="ce65" table:number-columns-repeated="5"/>
          <table:table-cell/>
          <table:table-cell table:formula="of:=COM.MICROSOFT.CONCAT(&quot;&quot;&quot;8&quot;&quot;: { &quot;;COM.MICROSOFT.TEXTJOIN(&quot;, &quot;;TRUE();[.T20:.X22]);&quot;}&quot;)" office:value-type="string" office:string-value="&quot;8&quot;: { &quot;0&quot;: 6, &quot;1&quot;: 4, &quot;2&quot;: 3, &quot;3&quot;: 5, &quot;4&quot;: 6, &quot;5&quot;: 3, &quot;6&quot;: 1, &quot;7&quot;: 1, &quot;8&quot;: 1, &quot;9&quot;: 4, &quot;10&quot;: 6, &quot;11&quot;: 5, &quot;12&quot;: 4, &quot;13&quot;: 2, &quot;14&quot;: 5}" calcext:value-type="string">
            <text:p>"8": { "0": 6, "1": 4, "2": 3, "3": 5, "4": 6, "5": 3, "6": 1, "7": 1, "8": 1, "9": 4, "10": 6, "11": 5, "12": 4, "13": 2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6" table:formula="of:=COM.MICROSOFT.CONCAT(&quot;&quot;&quot;&quot;;[.$B$2]; &quot;&quot;&quot;: &quot;; [.B16])" office:value-type="string" office:string-value="&quot;0&quot;: 6" calcext:value-type="string">
            <text:p>"0": 6</text:p>
          </table:table-cell>
          <table:table-cell table:style-name="ce66" table:formula="of:=COM.MICROSOFT.CONCAT(&quot;&quot;&quot;&quot;;[.$C$2]; &quot;&quot;&quot;: &quot;; [.C16])" office:value-type="string" office:string-value="&quot;1&quot;: 4" calcext:value-type="string">
            <text:p>"1": 4</text:p>
          </table:table-cell>
          <table:table-cell table:style-name="ce66" table:formula="of:=COM.MICROSOFT.CONCAT(&quot;&quot;&quot;&quot;;[.$D$2]; &quot;&quot;&quot;: &quot;; [.D16])" office:value-type="string" office:string-value="&quot;2&quot;: 3" calcext:value-type="string">
            <text:p>"2": 3</text:p>
          </table:table-cell>
          <table:table-cell table:style-name="ce66" table:formula="of:=COM.MICROSOFT.CONCAT(&quot;&quot;&quot;&quot;;[.$E$2]; &quot;&quot;&quot;: &quot;; [.E16])" office:value-type="string" office:string-value="&quot;3&quot;: 5" calcext:value-type="string">
            <text:p>"3": 5</text:p>
          </table:table-cell>
          <table:table-cell table:style-name="ce66" table:formula="of:=COM.MICROSOFT.CONCAT(&quot;&quot;&quot;&quot;;[.$F$2]; &quot;&quot;&quot;: &quot;; [.F16])" office:value-type="string" office:string-value="&quot;4&quot;: 6" calcext:value-type="string">
            <text:p>"4": 6</text:p>
          </table:table-cell>
          <table:table-cell table:style-name="ce66"/>
          <table:table-cell table:style-name="ce66" table:formula="of:=COM.MICROSOFT.CONCAT(&quot;&quot;&quot;&quot;;[.$B$2]; &quot;&quot;&quot;: &quot;; [.H16])" office:value-type="string" office:string-value="&quot;0&quot;: 6" calcext:value-type="string">
            <text:p>"0": 6</text:p>
          </table:table-cell>
          <table:table-cell table:style-name="ce66" table:formula="of:=COM.MICROSOFT.CONCAT(&quot;&quot;&quot;&quot;;[.$C$2]; &quot;&quot;&quot;: &quot;; [.I16])" office:value-type="string" office:string-value="&quot;1&quot;: 4" calcext:value-type="string">
            <text:p>"1": 4</text:p>
          </table:table-cell>
          <table:table-cell table:style-name="ce66" table:formula="of:=COM.MICROSOFT.CONCAT(&quot;&quot;&quot;&quot;;[.$D$2]; &quot;&quot;&quot;: &quot;; [.J16])" office:value-type="string" office:string-value="&quot;2&quot;: 3" calcext:value-type="string">
            <text:p>"2": 3</text:p>
          </table:table-cell>
          <table:table-cell table:style-name="ce66" table:formula="of:=COM.MICROSOFT.CONCAT(&quot;&quot;&quot;&quot;;[.$E$2]; &quot;&quot;&quot;: &quot;; [.K16])" office:value-type="string" office:string-value="&quot;3&quot;: 5" calcext:value-type="string">
            <text:p>"3": 5</text:p>
          </table:table-cell>
          <table:table-cell table:style-name="ce66" table:formula="of:=COM.MICROSOFT.CONCAT(&quot;&quot;&quot;&quot;;[.$F$2]; &quot;&quot;&quot;: &quot;; [.L16])" office:value-type="string" office:string-value="&quot;4&quot;: 6" calcext:value-type="string">
            <text:p>"4": 6</text:p>
          </table:table-cell>
          <table:table-cell table:style-name="ce66"/>
          <table:table-cell table:style-name="ce66" table:formula="of:=COM.MICROSOFT.CONCAT(&quot;&quot;&quot;&quot;;[.$B$2]; &quot;&quot;&quot;: &quot;; [.N16])" office:value-type="string" office:string-value="&quot;0&quot;: 6" calcext:value-type="string">
            <text:p>"0": 6</text:p>
          </table:table-cell>
          <table:table-cell table:style-name="ce66" table:formula="of:=COM.MICROSOFT.CONCAT(&quot;&quot;&quot;&quot;;[.$C$2]; &quot;&quot;&quot;: &quot;; [.O16])" office:value-type="string" office:string-value="&quot;1&quot;: 4" calcext:value-type="string">
            <text:p>"1": 4</text:p>
          </table:table-cell>
          <table:table-cell table:style-name="ce66" table:formula="of:=COM.MICROSOFT.CONCAT(&quot;&quot;&quot;&quot;;[.$D$2]; &quot;&quot;&quot;: &quot;; [.P16])" office:value-type="string" office:string-value="&quot;2&quot;: 3" calcext:value-type="string">
            <text:p>"2": 3</text:p>
          </table:table-cell>
          <table:table-cell table:style-name="ce66" table:formula="of:=COM.MICROSOFT.CONCAT(&quot;&quot;&quot;&quot;;[.$E$2]; &quot;&quot;&quot;: &quot;; [.Q16])" office:value-type="string" office:string-value="&quot;3&quot;: 5" calcext:value-type="string">
            <text:p>"3": 5</text:p>
          </table:table-cell>
          <table:table-cell table:style-name="ce66" table:formula="of:=COM.MICROSOFT.CONCAT(&quot;&quot;&quot;&quot;;[.$F$2]; &quot;&quot;&quot;: &quot;; [.R16])" office:value-type="string" office:string-value="&quot;4&quot;: 6" calcext:value-type="string">
            <text:p>"4": 6</text:p>
          </table:table-cell>
          <table:table-cell table:style-name="ce66"/>
          <table:table-cell table:style-name="ce66" table:formula="of:=COM.MICROSOFT.CONCAT(&quot;&quot;&quot;&quot;;[.$B$2]; &quot;&quot;&quot;: &quot;; [.T16])" office:value-type="string" office:string-value="&quot;0&quot;: 6" calcext:value-type="string">
            <text:p>"0": 6</text:p>
          </table:table-cell>
          <table:table-cell table:style-name="ce66" table:formula="of:=COM.MICROSOFT.CONCAT(&quot;&quot;&quot;&quot;;[.$C$2]; &quot;&quot;&quot;: &quot;; [.U16])" office:value-type="string" office:string-value="&quot;1&quot;: 4" calcext:value-type="string">
            <text:p>"1": 4</text:p>
          </table:table-cell>
          <table:table-cell table:style-name="ce66" table:formula="of:=COM.MICROSOFT.CONCAT(&quot;&quot;&quot;&quot;;[.$D$2]; &quot;&quot;&quot;: &quot;; [.V16])" office:value-type="string" office:string-value="&quot;2&quot;: 3" calcext:value-type="string">
            <text:p>"2": 3</text:p>
          </table:table-cell>
          <table:table-cell table:style-name="ce66" table:formula="of:=COM.MICROSOFT.CONCAT(&quot;&quot;&quot;&quot;;[.$E$2]; &quot;&quot;&quot;: &quot;; [.W16])" office:value-type="string" office:string-value="&quot;3&quot;: 5" calcext:value-type="string">
            <text:p>"3": 5</text:p>
          </table:table-cell>
          <table:table-cell table:style-name="ce66" table:formula="of:=COM.MICROSOFT.CONCAT(&quot;&quot;&quot;&quot;;[.$F$2]; &quot;&quot;&quot;: &quot;; [.X16])" office:value-type="string" office:string-value="&quot;4&quot;: 6" calcext:value-type="string">
            <text:p>"4": 6</text:p>
          </table:table-cell>
          <table:table-cell table:style-name="ce66"/>
          <table:table-cell table:style-name="ce66" table:formula="of:=COM.MICROSOFT.CONCAT(&quot;&quot;&quot;&quot;;[.$B$2]; &quot;&quot;&quot;: &quot;; [.Z16])" office:value-type="string" office:string-value="&quot;0&quot;: 5" calcext:value-type="string">
            <text:p>"0": 5</text:p>
          </table:table-cell>
          <table:table-cell table:style-name="ce66" table:formula="of:=COM.MICROSOFT.CONCAT(&quot;&quot;&quot;&quot;;[.$C$2]; &quot;&quot;&quot;: &quot;; [.AA16])" office:value-type="string" office:string-value="&quot;1&quot;: 3" calcext:value-type="string">
            <text:p>"1": 3</text:p>
          </table:table-cell>
          <table:table-cell table:style-name="ce96" table:formula="of:=COM.MICROSOFT.CONCAT(&quot;&quot;&quot;&quot;;[.$D$2]; &quot;&quot;&quot;: &quot;; [.AB16])" office:value-type="string" office:string-value="&quot;2&quot;: 2" calcext:value-type="string">
            <text:p>"2": 2</text:p>
          </table:table-cell>
          <table:table-cell table:style-name="ce66" table:formula="of:=COM.MICROSOFT.CONCAT(&quot;&quot;&quot;&quot;;[.$E$2]; &quot;&quot;&quot;: &quot;; [.AC16])" office:value-type="string" office:string-value="&quot;3&quot;: 3" calcext:value-type="string">
            <text:p>"3": 3</text:p>
          </table:table-cell>
          <table:table-cell table:style-name="ce66" table:formula="of:=COM.MICROSOFT.CONCAT(&quot;&quot;&quot;&quot;;[.$F$2]; &quot;&quot;&quot;: &quot;; [.AD16])" office:value-type="string" office:string-value="&quot;4&quot;: 4" calcext:value-type="string">
            <text:p>"4": 4</text:p>
          </table:table-cell>
          <table:table-cell/>
          <table:table-cell table:formula="of:=COM.MICROSOFT.CONCAT(&quot;&quot;&quot;9&quot;&quot;: { &quot;;COM.MICROSOFT.TEXTJOIN(&quot;, &quot;;TRUE();[.Z20:.AD22]);&quot;}&quot;)" office:value-type="string" office:string-value="&quot;9&quot;: { &quot;0&quot;: 5, &quot;1&quot;: 3, &quot;2&quot;: 2, &quot;3&quot;: 3, &quot;4&quot;: 4, &quot;5&quot;: 2, &quot;6&quot;: 2, &quot;7&quot;: 2, &quot;8&quot;: 2, &quot;9&quot;: 4, &quot;10&quot;: 4, &quot;11&quot;: 4, &quot;12&quot;: 4, &quot;13&quot;: 3, &quot;14&quot;: 4}" calcext:value-type="string">
            <text:p>"9": { "0": 5, "1": 3, "2": 2, "3": 3, "4": 4, "5": 2, "6": 2, "7": 2, "8": 2, "9": 4, "10": 4, "11": 4, "12": 4, "13": 3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6" table:formula="of:=COM.MICROSOFT.CONCAT(&quot;&quot;&quot;&quot;;[.$B$3]; &quot;&quot;&quot;: &quot;; [.B17])" office:value-type="string" office:string-value="&quot;5&quot;: 2" calcext:value-type="string">
            <text:p>"5": 2</text:p>
          </table:table-cell>
          <table:table-cell table:style-name="ce66" table:formula="of:=COM.MICROSOFT.CONCAT(&quot;&quot;&quot;&quot;;[.$C$3]; &quot;&quot;&quot;: &quot;; [.C17])" office:value-type="string" office:string-value="&quot;6&quot;: 1" calcext:value-type="string">
            <text:p>"6": 1</text:p>
          </table:table-cell>
          <table:table-cell table:style-name="ce66" table:formula="of:=COM.MICROSOFT.CONCAT(&quot;&quot;&quot;&quot;;[.$D$3]; &quot;&quot;&quot;: &quot;; [.D17])" office:value-type="string" office:string-value="&quot;7&quot;: 1" calcext:value-type="string">
            <text:p>"7": 1</text:p>
          </table:table-cell>
          <table:table-cell table:style-name="ce66" table:formula="of:=COM.MICROSOFT.CONCAT(&quot;&quot;&quot;&quot;;[.$E$3]; &quot;&quot;&quot;: &quot;; [.E17])" office:value-type="string" office:string-value="&quot;8&quot;: 1" calcext:value-type="string">
            <text:p>"8": 1</text:p>
          </table:table-cell>
          <table:table-cell table:style-name="ce66" table:formula="of:=COM.MICROSOFT.CONCAT(&quot;&quot;&quot;&quot;;[.$F$3]; &quot;&quot;&quot;: &quot;; [.F17])" office:value-type="string" office:string-value="&quot;9&quot;: 4" calcext:value-type="string">
            <text:p>"9": 4</text:p>
          </table:table-cell>
          <table:table-cell table:style-name="ce66"/>
          <table:table-cell table:style-name="ce66" table:formula="of:=COM.MICROSOFT.CONCAT(&quot;&quot;&quot;&quot;;[.$B$3]; &quot;&quot;&quot;: &quot;; [.H17])" office:value-type="string" office:string-value="&quot;5&quot;: 2" calcext:value-type="string">
            <text:p>"5": 2</text:p>
          </table:table-cell>
          <table:table-cell table:style-name="ce66" table:formula="of:=COM.MICROSOFT.CONCAT(&quot;&quot;&quot;&quot;;[.$C$3]; &quot;&quot;&quot;: &quot;; [.I17])" office:value-type="string" office:string-value="&quot;6&quot;: 1" calcext:value-type="string">
            <text:p>"6": 1</text:p>
          </table:table-cell>
          <table:table-cell table:style-name="ce66" table:formula="of:=COM.MICROSOFT.CONCAT(&quot;&quot;&quot;&quot;;[.$D$3]; &quot;&quot;&quot;: &quot;; [.J17])" office:value-type="string" office:string-value="&quot;7&quot;: 1" calcext:value-type="string">
            <text:p>"7": 1</text:p>
          </table:table-cell>
          <table:table-cell table:style-name="ce66" table:formula="of:=COM.MICROSOFT.CONCAT(&quot;&quot;&quot;&quot;;[.$E$3]; &quot;&quot;&quot;: &quot;; [.K17])" office:value-type="string" office:string-value="&quot;8&quot;: 1" calcext:value-type="string">
            <text:p>"8": 1</text:p>
          </table:table-cell>
          <table:table-cell table:style-name="ce66" table:formula="of:=COM.MICROSOFT.CONCAT(&quot;&quot;&quot;&quot;;[.$F$3]; &quot;&quot;&quot;: &quot;; [.L17])" office:value-type="string" office:string-value="&quot;9&quot;: 4" calcext:value-type="string">
            <text:p>"9": 4</text:p>
          </table:table-cell>
          <table:table-cell table:style-name="ce66"/>
          <table:table-cell table:style-name="ce66" table:formula="of:=COM.MICROSOFT.CONCAT(&quot;&quot;&quot;&quot;;[.$B$3]; &quot;&quot;&quot;: &quot;; [.N17])" office:value-type="string" office:string-value="&quot;5&quot;: 3" calcext:value-type="string">
            <text:p>"5": 3</text:p>
          </table:table-cell>
          <table:table-cell table:style-name="ce66" table:formula="of:=COM.MICROSOFT.CONCAT(&quot;&quot;&quot;&quot;;[.$C$3]; &quot;&quot;&quot;: &quot;; [.O17])" office:value-type="string" office:string-value="&quot;6&quot;: 1" calcext:value-type="string">
            <text:p>"6": 1</text:p>
          </table:table-cell>
          <table:table-cell table:style-name="ce66" table:formula="of:=COM.MICROSOFT.CONCAT(&quot;&quot;&quot;&quot;;[.$D$3]; &quot;&quot;&quot;: &quot;; [.P17])" office:value-type="string" office:string-value="&quot;7&quot;: 1" calcext:value-type="string">
            <text:p>"7": 1</text:p>
          </table:table-cell>
          <table:table-cell table:style-name="ce66" table:formula="of:=COM.MICROSOFT.CONCAT(&quot;&quot;&quot;&quot;;[.$E$3]; &quot;&quot;&quot;: &quot;; [.Q17])" office:value-type="string" office:string-value="&quot;8&quot;: 1" calcext:value-type="string">
            <text:p>"8": 1</text:p>
          </table:table-cell>
          <table:table-cell table:style-name="ce66" table:formula="of:=COM.MICROSOFT.CONCAT(&quot;&quot;&quot;&quot;;[.$F$3]; &quot;&quot;&quot;: &quot;; [.R17])" office:value-type="string" office:string-value="&quot;9&quot;: 4" calcext:value-type="string">
            <text:p>"9": 4</text:p>
          </table:table-cell>
          <table:table-cell table:style-name="ce66"/>
          <table:table-cell table:style-name="ce66" table:formula="of:=COM.MICROSOFT.CONCAT(&quot;&quot;&quot;&quot;;[.$B$3]; &quot;&quot;&quot;: &quot;; [.T17])" office:value-type="string" office:string-value="&quot;5&quot;: 3" calcext:value-type="string">
            <text:p>"5": 3</text:p>
          </table:table-cell>
          <table:table-cell table:style-name="ce66" table:formula="of:=COM.MICROSOFT.CONCAT(&quot;&quot;&quot;&quot;;[.$C$3]; &quot;&quot;&quot;: &quot;; [.U17])" office:value-type="string" office:string-value="&quot;6&quot;: 1" calcext:value-type="string">
            <text:p>"6": 1</text:p>
          </table:table-cell>
          <table:table-cell table:style-name="ce66" table:formula="of:=COM.MICROSOFT.CONCAT(&quot;&quot;&quot;&quot;;[.$D$3]; &quot;&quot;&quot;: &quot;; [.V17])" office:value-type="string" office:string-value="&quot;7&quot;: 1" calcext:value-type="string">
            <text:p>"7": 1</text:p>
          </table:table-cell>
          <table:table-cell table:style-name="ce66" table:formula="of:=COM.MICROSOFT.CONCAT(&quot;&quot;&quot;&quot;;[.$E$3]; &quot;&quot;&quot;: &quot;; [.W17])" office:value-type="string" office:string-value="&quot;8&quot;: 1" calcext:value-type="string">
            <text:p>"8": 1</text:p>
          </table:table-cell>
          <table:table-cell table:style-name="ce66" table:formula="of:=COM.MICROSOFT.CONCAT(&quot;&quot;&quot;&quot;;[.$F$3]; &quot;&quot;&quot;: &quot;; [.X17])" office:value-type="string" office:string-value="&quot;9&quot;: 4" calcext:value-type="string">
            <text:p>"9": 4</text:p>
          </table:table-cell>
          <table:table-cell table:style-name="ce66"/>
          <table:table-cell table:style-name="ce66" table:formula="of:=COM.MICROSOFT.CONCAT(&quot;&quot;&quot;&quot;;[.$B$3]; &quot;&quot;&quot;: &quot;; [.Z17])" office:value-type="string" office:string-value="&quot;5&quot;: 2" calcext:value-type="string">
            <text:p>"5": 2</text:p>
          </table:table-cell>
          <table:table-cell table:style-name="ce66" table:formula="of:=COM.MICROSOFT.CONCAT(&quot;&quot;&quot;&quot;;[.$C$3]; &quot;&quot;&quot;: &quot;; [.AA17])" office:value-type="string" office:string-value="&quot;6&quot;: 2" calcext:value-type="string">
            <text:p>"6": 2</text:p>
          </table:table-cell>
          <table:table-cell table:style-name="ce66" table:formula="of:=COM.MICROSOFT.CONCAT(&quot;&quot;&quot;&quot;;[.$D$3]; &quot;&quot;&quot;: &quot;; [.AB17])" office:value-type="string" office:string-value="&quot;7&quot;: 2" calcext:value-type="string">
            <text:p>"7": 2</text:p>
          </table:table-cell>
          <table:table-cell table:style-name="ce66" table:formula="of:=COM.MICROSOFT.CONCAT(&quot;&quot;&quot;&quot;;[.$E$3]; &quot;&quot;&quot;: &quot;; [.AC17])" office:value-type="string" office:string-value="&quot;8&quot;: 2" calcext:value-type="string">
            <text:p>"8": 2</text:p>
          </table:table-cell>
          <table:table-cell table:style-name="ce66" table:formula="of:=COM.MICROSOFT.CONCAT(&quot;&quot;&quot;&quot;;[.$F$3]; &quot;&quot;&quot;: &quot;; [.AD17])" office:value-type="string" office:string-value="&quot;9&quot;: 4" calcext:value-type="string">
            <text:p>"9": 4</text:p>
          </table:table-cell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6"/>
          <table:table-cell table:style-name="ce66" table:formula="of:=COM.MICROSOFT.CONCAT(&quot;&quot;&quot;&quot;;[.$B$4]; &quot;&quot;&quot;: &quot;; [.B18])" office:value-type="string" office:string-value="&quot;10&quot;: 6" calcext:value-type="string">
            <text:p>"10": 6</text:p>
          </table:table-cell>
          <table:table-cell table:style-name="ce66" table:formula="of:=COM.MICROSOFT.CONCAT(&quot;&quot;&quot;&quot;;[.$C$4]; &quot;&quot;&quot;: &quot;; [.C18])" office:value-type="string" office:string-value="&quot;11&quot;: 5" calcext:value-type="string">
            <text:p>"11": 5</text:p>
          </table:table-cell>
          <table:table-cell table:style-name="ce66" table:formula="of:=COM.MICROSOFT.CONCAT(&quot;&quot;&quot;&quot;;[.$D$4]; &quot;&quot;&quot;: &quot;; [.D18])" office:value-type="string" office:string-value="&quot;12&quot;: 4" calcext:value-type="string">
            <text:p>"12": 4</text:p>
          </table:table-cell>
          <table:table-cell table:style-name="ce66" table:formula="of:=COM.MICROSOFT.CONCAT(&quot;&quot;&quot;&quot;;[.$E$4]; &quot;&quot;&quot;: &quot;; [.E18])" office:value-type="string" office:string-value="&quot;13&quot;: 2" calcext:value-type="string">
            <text:p>"13": 2</text:p>
          </table:table-cell>
          <table:table-cell table:style-name="ce66" table:formula="of:=COM.MICROSOFT.CONCAT(&quot;&quot;&quot;&quot;;[.$F$4]; &quot;&quot;&quot;: &quot;; [.F18])" office:value-type="string" office:string-value="&quot;14&quot;: 6" calcext:value-type="string">
            <text:p>"14": 6</text:p>
          </table:table-cell>
          <table:table-cell table:style-name="ce66"/>
          <table:table-cell table:style-name="ce66" table:formula="of:=COM.MICROSOFT.CONCAT(&quot;&quot;&quot;&quot;;[.$B$4]; &quot;&quot;&quot;: &quot;; [.H18])" office:value-type="string" office:string-value="&quot;10&quot;: 6" calcext:value-type="string">
            <text:p>"10": 6</text:p>
          </table:table-cell>
          <table:table-cell table:style-name="ce66" table:formula="of:=COM.MICROSOFT.CONCAT(&quot;&quot;&quot;&quot;;[.$C$4]; &quot;&quot;&quot;: &quot;; [.I18])" office:value-type="string" office:string-value="&quot;11&quot;: 5" calcext:value-type="string">
            <text:p>"11": 5</text:p>
          </table:table-cell>
          <table:table-cell table:style-name="ce66" table:formula="of:=COM.MICROSOFT.CONCAT(&quot;&quot;&quot;&quot;;[.$D$4]; &quot;&quot;&quot;: &quot;; [.J18])" office:value-type="string" office:string-value="&quot;12&quot;: 4" calcext:value-type="string">
            <text:p>"12": 4</text:p>
          </table:table-cell>
          <table:table-cell table:style-name="ce66" table:formula="of:=COM.MICROSOFT.CONCAT(&quot;&quot;&quot;&quot;;[.$E$4]; &quot;&quot;&quot;: &quot;; [.K18])" office:value-type="string" office:string-value="&quot;13&quot;: 2" calcext:value-type="string">
            <text:p>"13": 2</text:p>
          </table:table-cell>
          <table:table-cell table:style-name="ce66" table:formula="of:=COM.MICROSOFT.CONCAT(&quot;&quot;&quot;&quot;;[.$F$4]; &quot;&quot;&quot;: &quot;; [.L18])" office:value-type="string" office:string-value="&quot;14&quot;: 6" calcext:value-type="string">
            <text:p>"14": 6</text:p>
          </table:table-cell>
          <table:table-cell table:style-name="ce66"/>
          <table:table-cell table:style-name="ce66" table:formula="of:=COM.MICROSOFT.CONCAT(&quot;&quot;&quot;&quot;;[.$B$4]; &quot;&quot;&quot;: &quot;; [.N18])" office:value-type="string" office:string-value="&quot;10&quot;: 6" calcext:value-type="string">
            <text:p>"10": 6</text:p>
          </table:table-cell>
          <table:table-cell table:style-name="ce66" table:formula="of:=COM.MICROSOFT.CONCAT(&quot;&quot;&quot;&quot;;[.$C$4]; &quot;&quot;&quot;: &quot;; [.O18])" office:value-type="string" office:string-value="&quot;11&quot;: 5" calcext:value-type="string">
            <text:p>"11": 5</text:p>
          </table:table-cell>
          <table:table-cell table:style-name="ce66" table:formula="of:=COM.MICROSOFT.CONCAT(&quot;&quot;&quot;&quot;;[.$D$4]; &quot;&quot;&quot;: &quot;; [.P18])" office:value-type="string" office:string-value="&quot;12&quot;: 4" calcext:value-type="string">
            <text:p>"12": 4</text:p>
          </table:table-cell>
          <table:table-cell table:style-name="ce66" table:formula="of:=COM.MICROSOFT.CONCAT(&quot;&quot;&quot;&quot;;[.$E$4]; &quot;&quot;&quot;: &quot;; [.Q18])" office:value-type="string" office:string-value="&quot;13&quot;: 2" calcext:value-type="string">
            <text:p>"13": 2</text:p>
          </table:table-cell>
          <table:table-cell table:style-name="ce66" table:formula="of:=COM.MICROSOFT.CONCAT(&quot;&quot;&quot;&quot;;[.$F$4]; &quot;&quot;&quot;: &quot;; [.R18])" office:value-type="string" office:string-value="&quot;14&quot;: 5" calcext:value-type="string">
            <text:p>"14": 5</text:p>
          </table:table-cell>
          <table:table-cell table:style-name="ce66"/>
          <table:table-cell table:style-name="ce66" table:formula="of:=COM.MICROSOFT.CONCAT(&quot;&quot;&quot;&quot;;[.$B$4]; &quot;&quot;&quot;: &quot;; [.T18])" office:value-type="string" office:string-value="&quot;10&quot;: 6" calcext:value-type="string">
            <text:p>"10": 6</text:p>
          </table:table-cell>
          <table:table-cell table:style-name="ce66" table:formula="of:=COM.MICROSOFT.CONCAT(&quot;&quot;&quot;&quot;;[.$C$4]; &quot;&quot;&quot;: &quot;; [.U18])" office:value-type="string" office:string-value="&quot;11&quot;: 5" calcext:value-type="string">
            <text:p>"11": 5</text:p>
          </table:table-cell>
          <table:table-cell table:style-name="ce66" table:formula="of:=COM.MICROSOFT.CONCAT(&quot;&quot;&quot;&quot;;[.$D$4]; &quot;&quot;&quot;: &quot;; [.V18])" office:value-type="string" office:string-value="&quot;12&quot;: 4" calcext:value-type="string">
            <text:p>"12": 4</text:p>
          </table:table-cell>
          <table:table-cell table:style-name="ce66" table:formula="of:=COM.MICROSOFT.CONCAT(&quot;&quot;&quot;&quot;;[.$E$4]; &quot;&quot;&quot;: &quot;; [.W18])" office:value-type="string" office:string-value="&quot;13&quot;: 2" calcext:value-type="string">
            <text:p>"13": 2</text:p>
          </table:table-cell>
          <table:table-cell table:style-name="ce66" table:formula="of:=COM.MICROSOFT.CONCAT(&quot;&quot;&quot;&quot;;[.$F$4]; &quot;&quot;&quot;: &quot;; [.X18])" office:value-type="string" office:string-value="&quot;14&quot;: 5" calcext:value-type="string">
            <text:p>"14": 5</text:p>
          </table:table-cell>
          <table:table-cell table:style-name="ce66"/>
          <table:table-cell table:style-name="ce66" table:formula="of:=COM.MICROSOFT.CONCAT(&quot;&quot;&quot;&quot;;[.$B$4]; &quot;&quot;&quot;: &quot;; [.Z18])" office:value-type="string" office:string-value="&quot;10&quot;: 4" calcext:value-type="string">
            <text:p>"10": 4</text:p>
          </table:table-cell>
          <table:table-cell table:style-name="ce66" table:formula="of:=COM.MICROSOFT.CONCAT(&quot;&quot;&quot;&quot;;[.$C$4]; &quot;&quot;&quot;: &quot;; [.AA18])" office:value-type="string" office:string-value="&quot;11&quot;: 4" calcext:value-type="string">
            <text:p>"11": 4</text:p>
          </table:table-cell>
          <table:table-cell table:style-name="ce66" table:formula="of:=COM.MICROSOFT.CONCAT(&quot;&quot;&quot;&quot;;[.$D$4]; &quot;&quot;&quot;: &quot;; [.AB18])" office:value-type="string" office:string-value="&quot;12&quot;: 4" calcext:value-type="string">
            <text:p>"12": 4</text:p>
          </table:table-cell>
          <table:table-cell table:style-name="ce66" table:formula="of:=COM.MICROSOFT.CONCAT(&quot;&quot;&quot;&quot;;[.$E$4]; &quot;&quot;&quot;: &quot;; [.AC18])" office:value-type="string" office:string-value="&quot;13&quot;: 3" calcext:value-type="string">
            <text:p>"13": 3</text:p>
          </table:table-cell>
          <table:table-cell table:style-name="ce66" table:formula="of:=COM.MICROSOFT.CONCAT(&quot;&quot;&quot;&quot;;[.$F$4]; &quot;&quot;&quot;: &quot;; [.AD18])" office:value-type="string" office:string-value="&quot;14&quot;: 4" calcext:value-type="string">
            <text:p>"14": 4</text:p>
          </table:table-cell>
          <table:table-cell/>
          <table:table-cell table:formula="of:=COM.MICROSOFT.TEXTJOIN(&quot;, &quot;;TRUE();[.AF16:.AF20])" office:value-type="string" office:string-value="&quot;5&quot;: { &quot;0&quot;: 6, &quot;1&quot;: 4, &quot;2&quot;: 3, &quot;3&quot;: 5, &quot;4&quot;: 6, &quot;5&quot;: 2, &quot;6&quot;: 1, &quot;7&quot;: 1, &quot;8&quot;: 1, &quot;9&quot;: 4, &quot;10&quot;: 6, &quot;11&quot;: 5, &quot;12&quot;: 4, &quot;13&quot;: 2, &quot;14&quot;: 6}, &quot;6&quot;: { &quot;0&quot;: 6, &quot;1&quot;: 4, &quot;2&quot;: 3, &quot;3&quot;: 5, &quot;4&quot;: 6, &quot;5&quot;: 2, &quot;6&quot;: 1, &quot;7&quot;: 1, &quot;8&quot;: 1, &quot;9&quot;: 4, &quot;10&quot;: 6, &quot;11&quot;: 5, &quot;12&quot;: 4, &quot;13&quot;: 2, &quot;14&quot;: 6}, &quot;7&quot;: { &quot;0&quot;: 6, &quot;1&quot;: 4, &quot;2&quot;: 3, &quot;3&quot;: 5, &quot;4&quot;: 6, &quot;5&quot;: 3, &quot;6&quot;: 1, &quot;7&quot;: 1, &quot;8&quot;: 1, &quot;9&quot;: 4, &quot;10&quot;: 6, &quot;11&quot;: 5, &quot;12&quot;: 4, &quot;13&quot;: 2, &quot;14&quot;: 5}, &quot;8&quot;: { &quot;0&quot;: 6, &quot;1&quot;: 4, &quot;2&quot;: 3, &quot;3&quot;: 5, &quot;4&quot;: 6, &quot;5&quot;: 3, &quot;6&quot;: 1, &quot;7&quot;: 1, &quot;8&quot;: 1, &quot;9&quot;: 4, &quot;10&quot;: 6, &quot;11&quot;: 5, &quot;12&quot;: 4, &quot;13&quot;: 2, &quot;14&quot;: 5}, &quot;9&quot;: { &quot;0&quot;: 5, &quot;1&quot;: 3, &quot;2&quot;: 2, &quot;3&quot;: 3, &quot;4&quot;: 4, &quot;5&quot;: 2, &quot;6&quot;: 2, &quot;7&quot;: 2, &quot;8&quot;: 2, &quot;9&quot;: 4, &quot;10&quot;: 4, &quot;11&quot;: 4, &quot;12&quot;: 4, &quot;13&quot;: 3, &quot;14&quot;: 4}" calcext:value-type="string">
            <text:p>"5": { "0": 6, "1": 4, "2": 3, "3": 5, "4": 6, "5": 2, "6": 1, "7": 1, "8": 1, "9": 4, "10": 6, "11": 5, "12": 4, "13": 2, "14": 6}, "6": { "0": 6, "1": 4, "2": 3, "3": 5, "4": 6, "5": 2, "6": 1, "7": 1, "8": 1, "9": 4, "10": 6, "11": 5, "12": 4, "13": 2, "14": 6}, "7": { "0": 6, "1": 4, "2": 3, "3": 5, "4": 6, "5": 3, "6": 1, "7": 1, "8": 1, "9": 4, "10": 6, "11": 5, "12": 4, "13": 2, "14": 5}, "8": { "0": 6, "1": 4, "2": 3, "3": 5, "4": 6, "5": 3, "6": 1, "7": 1, "8": 1, "9": 4, "10": 6, "11": 5, "12": 4, "13": 2, "14": 5}, "9": { "0": 5, "1": 3, "2": 2, "3": 3, "4": 4, "5": 2, "6": 2, "7": 2, "8": 2, "9": 4, "10": 4, "11": 4, "12": 4, "13": 3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5" table:number-columns-repeated="5"/>
          <table:table-cell/>
          <table:table-cell table:style-name="ce65" table:number-columns-repeated="5"/>
          <table:table-cell/>
          <table:table-cell table:style-name="ce65" table:number-columns-repeated="5"/>
          <table:table-cell/>
          <table:table-cell table:style-name="ce65" table:number-columns-repeated="5"/>
          <table:table-cell/>
          <table:table-cell table:style-name="ce65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2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70" office:value-type="float" office:value="5" calcext:value-type="float">
            <text:p>5</text:p>
          </table:table-cell>
          <table:table-cell table:style-name="ce7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5" office:value-type="float" office:value="5" calcext:value-type="float">
            <text:p>5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2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COM.MICROSOFT.CONCAT(&quot;&quot;&quot;10&quot;&quot;: { &quot;;COM.MICROSOFT.TEXTJOIN(&quot;, &quot;;TRUE();[.B28:.F30]);&quot;}&quot;)" office:value-type="string" office:string-value="&quot;10&quot;: { &quot;0&quot;: 5, &quot;1&quot;: 4, &quot;2&quot;: 3, &quot;3&quot;: 4, &quot;4&quot;: 5, &quot;5&quot;: 3, &quot;6&quot;: 1, &quot;7&quot;: 1, &quot;8&quot;: 1, &quot;9&quot;: 4, &quot;10&quot;: 6, &quot;11&quot;: 1, &quot;12&quot;: 1, &quot;13&quot;: 1, &quot;14&quot;: 4}" calcext:value-type="string">
            <text:p>"10": { "0": 5, "1": 4, "2": 3, "3": 4, "4": 5, "5": 3, "6": 1, "7": 1, "8": 1, "9": 4, "10": 6, "11": 1, "12": 1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2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5" office:value-type="float" office:value="5" calcext:value-type="float">
            <text:p>5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&quot;&quot;&quot;11&quot;&quot;: { &quot;;COM.MICROSOFT.TEXTJOIN(&quot;, &quot;;TRUE();[.H28:.L30]);&quot;}&quot;)" office:value-type="string" office:string-value="&quot;11&quot;: { &quot;0&quot;: 5, &quot;1&quot;: 4, &quot;2&quot;: 3, &quot;3&quot;: 4, &quot;4&quot;: 5, &quot;5&quot;: 3, &quot;6&quot;: 3, &quot;7&quot;: 1, &quot;8&quot;: 1, &quot;9&quot;: 4, &quot;10&quot;: 1, &quot;11&quot;: 5, &quot;12&quot;: 1, &quot;13&quot;: 1, &quot;14&quot;: 4}" calcext:value-type="string">
            <text:p>"11": { "0": 5, "1": 4, "2": 3, "3": 4, "4": 5, "5": 3, "6": 3, "7": 1, "8": 1, "9": 4, "10": 1, "11": 5, "12": 1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1" table:formula="of:=[.AT4]" office:value-type="float" office:value="6" calcext:value-type="float">
            <text:p>6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79" office:value-type="float" office:value="1" calcext:value-type="float">
            <text:p>1</text:p>
          </table:table-cell>
          <table:table-cell table:style-name="ce61" table:formula="of:=[.AU4]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7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1" table:formula="of:=[.AV4]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5" office:value-type="float" office:value="4" calcext:value-type="float">
            <text:p>4</text:p>
          </table:table-cell>
          <table:table-cell/>
          <table:table-cell table:style-name="ce7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61" table:formula="of:=[.AW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61" table:formula="of:=[.AX4]" office:value-type="float" office:value="5" calcext:value-type="float">
            <text:p>5</text:p>
          </table:table-cell>
          <table:table-cell/>
          <table:table-cell table:formula="of:=COM.MICROSOFT.CONCAT(&quot;&quot;&quot;12&quot;&quot;: { &quot;;COM.MICROSOFT.TEXTJOIN(&quot;, &quot;;TRUE();[.N28:.R30]);&quot;}&quot;)" office:value-type="string" office:string-value="&quot;12&quot;: { &quot;0&quot;: 5, &quot;1&quot;: 5, &quot;2&quot;: 3, &quot;3&quot;: 5, &quot;4&quot;: 5, &quot;5&quot;: 3, &quot;6&quot;: 2, &quot;7&quot;: 2, &quot;8&quot;: 2, &quot;9&quot;: 5, &quot;10&quot;: 1, &quot;11&quot;: 1, &quot;12&quot;: 4, &quot;13&quot;: 1, &quot;14&quot;: 4}" calcext:value-type="string">
            <text:p>"12": { "0": 5, "1": 5, "2": 3, "3": 5, "4": 5, "5": 3, "6": 2, "7": 2, "8": 2, "9": 5, "10": 1, "11": 1, "12": 4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7" table:number-columns-repeated="29"/>
          <table:table-cell/>
          <table:table-cell table:formula="of:=COM.MICROSOFT.CONCAT(&quot;&quot;&quot;13&quot;&quot;: { &quot;;COM.MICROSOFT.TEXTJOIN(&quot;, &quot;;TRUE();[.T28:.X30]);&quot;}&quot;)" office:value-type="string" office:string-value="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" calcext:value-type="string">
            <text:p>"13": { "0": 5, "1": 4, "2": 3, "3": 4, "4": 5, "5": 2, "6": 1, "7": 1, "8": 3, "9": 4, "10": 1, "11": 1, "12": 1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2]; &quot;&quot;&quot;: &quot;; [.B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C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D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E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F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H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I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J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K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L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N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O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P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Q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R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T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U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V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W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X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Z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AA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AB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AC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AD24])" office:value-type="string" office:string-value="&quot;4&quot;: 5" calcext:value-type="string">
            <text:p>"4": 5</text:p>
          </table:table-cell>
          <table:table-cell/>
          <table:table-cell table:formula="of:=COM.MICROSOFT.CONCAT(&quot;&quot;&quot;14&quot;&quot;: { &quot;;COM.MICROSOFT.TEXTJOIN(&quot;, &quot;;TRUE();[.Z28:.AD30]);&quot;}&quot;)" office:value-type="string" office:string-value="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5}" calcext:value-type="string">
            <text:p>"14": { "0": 5, "1": 5, "2": 4, "3": 5, "4": 5, "5": 2, "6": 2, "7": 2, "8": 3, "9": 4, "10": 2, "11": 2, "12": 2, "13": 3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3]; &quot;&quot;&quot;: &quot;; [.B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C25])" office:value-type="string" office:string-value="&quot;6&quot;: 1" calcext:value-type="string">
            <text:p>"6": 1</text:p>
          </table:table-cell>
          <table:table-cell table:style-name="ce14" table:formula="of:=COM.MICROSOFT.CONCAT(&quot;&quot;&quot;&quot;;[.$D$3]; &quot;&quot;&quot;: &quot;; [.D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E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F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H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I25])" office:value-type="string" office:string-value="&quot;6&quot;: 3" calcext:value-type="string">
            <text:p>"6": 3</text:p>
          </table:table-cell>
          <table:table-cell table:style-name="ce14" table:formula="of:=COM.MICROSOFT.CONCAT(&quot;&quot;&quot;&quot;;[.$D$3]; &quot;&quot;&quot;: &quot;; [.J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K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L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N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O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P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Q25])" office:value-type="string" office:string-value="&quot;8&quot;: 2" calcext:value-type="string">
            <text:p>"8": 2</text:p>
          </table:table-cell>
          <table:table-cell table:style-name="ce14" table:formula="of:=COM.MICROSOFT.CONCAT(&quot;&quot;&quot;&quot;;[.$F$3]; &quot;&quot;&quot;: &quot;; [.R25])" office:value-type="string" office:string-value="&quot;9&quot;: 5" calcext:value-type="string">
            <text:p>"9": 5</text:p>
          </table:table-cell>
          <table:table-cell table:style-name="ce14"/>
          <table:table-cell table:style-name="ce14" table:formula="of:=COM.MICROSOFT.CONCAT(&quot;&quot;&quot;&quot;;[.$B$3]; &quot;&quot;&quot;: &quot;; [.T25])" office:value-type="string" office:string-value="&quot;5&quot;: 2" calcext:value-type="string">
            <text:p>"5": 2</text:p>
          </table:table-cell>
          <table:table-cell table:style-name="ce14" table:formula="of:=COM.MICROSOFT.CONCAT(&quot;&quot;&quot;&quot;;[.$C$3]; &quot;&quot;&quot;: &quot;; [.U25])" office:value-type="string" office:string-value="&quot;6&quot;: 1" calcext:value-type="string">
            <text:p>"6": 1</text:p>
          </table:table-cell>
          <table:table-cell table:style-name="ce14" table:formula="of:=COM.MICROSOFT.CONCAT(&quot;&quot;&quot;&quot;;[.$D$3]; &quot;&quot;&quot;: &quot;; [.V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W25])" office:value-type="string" office:string-value="&quot;8&quot;: 3" calcext:value-type="string">
            <text:p>"8": 3</text:p>
          </table:table-cell>
          <table:table-cell table:style-name="ce14" table:formula="of:=COM.MICROSOFT.CONCAT(&quot;&quot;&quot;&quot;;[.$F$3]; &quot;&quot;&quot;: &quot;; [.X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Z25])" office:value-type="string" office:string-value="&quot;5&quot;: 2" calcext:value-type="string">
            <text:p>"5": 2</text:p>
          </table:table-cell>
          <table:table-cell table:style-name="ce14" table:formula="of:=COM.MICROSOFT.CONCAT(&quot;&quot;&quot;&quot;;[.$C$3]; &quot;&quot;&quot;: &quot;; [.AA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AB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AC25])" office:value-type="string" office:string-value="&quot;8&quot;: 3" calcext:value-type="string">
            <text:p>"8": 3</text:p>
          </table:table-cell>
          <table:table-cell table:style-name="ce14" table:formula="of:=COM.MICROSOFT.CONCAT(&quot;&quot;&quot;&quot;;[.$F$3]; &quot;&quot;&quot;: &quot;; [.AD25])" office:value-type="string" office:string-value="&quot;9&quot;: 4" calcext:value-type="string">
            <text:p>"9": 4</text:p>
          </table:table-cell>
          <table:table-cell table:number-columns-repeated="22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4]; &quot;&quot;&quot;: &quot;; [.B26])" office:value-type="string" office:string-value="&quot;10&quot;: 6" calcext:value-type="string">
            <text:p>"10": 6</text:p>
          </table:table-cell>
          <table:table-cell table:style-name="ce14" table:formula="of:=COM.MICROSOFT.CONCAT(&quot;&quot;&quot;&quot;;[.$C$4]; &quot;&quot;&quot;: &quot;; [.C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D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E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F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H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I26])" office:value-type="string" office:string-value="&quot;11&quot;: 5" calcext:value-type="string">
            <text:p>"11": 5</text:p>
          </table:table-cell>
          <table:table-cell table:style-name="ce14" table:formula="of:=COM.MICROSOFT.CONCAT(&quot;&quot;&quot;&quot;;[.$D$4]; &quot;&quot;&quot;: &quot;; [.J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K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L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N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O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P26])" office:value-type="string" office:string-value="&quot;12&quot;: 4" calcext:value-type="string">
            <text:p>"12": 4</text:p>
          </table:table-cell>
          <table:table-cell table:style-name="ce14" table:formula="of:=COM.MICROSOFT.CONCAT(&quot;&quot;&quot;&quot;;[.$E$4]; &quot;&quot;&quot;: &quot;; [.Q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R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T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U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V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W26])" office:value-type="string" office:string-value="&quot;13&quot;: 2" calcext:value-type="string">
            <text:p>"13": 2</text:p>
          </table:table-cell>
          <table:table-cell table:style-name="ce14" table:formula="of:=COM.MICROSOFT.CONCAT(&quot;&quot;&quot;&quot;;[.$F$4]; &quot;&quot;&quot;: &quot;; [.X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Z26])" office:value-type="string" office:string-value="&quot;10&quot;: 2" calcext:value-type="string">
            <text:p>"10": 2</text:p>
          </table:table-cell>
          <table:table-cell table:style-name="ce14" table:formula="of:=COM.MICROSOFT.CONCAT(&quot;&quot;&quot;&quot;;[.$C$4]; &quot;&quot;&quot;: &quot;; [.AA26])" office:value-type="string" office:string-value="&quot;11&quot;: 2" calcext:value-type="string">
            <text:p>"11": 2</text:p>
          </table:table-cell>
          <table:table-cell table:style-name="ce14" table:formula="of:=COM.MICROSOFT.CONCAT(&quot;&quot;&quot;&quot;;[.$D$4]; &quot;&quot;&quot;: &quot;; [.AB26])" office:value-type="string" office:string-value="&quot;12&quot;: 2" calcext:value-type="string">
            <text:p>"12": 2</text:p>
          </table:table-cell>
          <table:table-cell table:style-name="ce14" table:formula="of:=COM.MICROSOFT.CONCAT(&quot;&quot;&quot;&quot;;[.$E$4]; &quot;&quot;&quot;: &quot;; [.AC26])" office:value-type="string" office:string-value="&quot;13&quot;: 3" calcext:value-type="string">
            <text:p>"13": 3</text:p>
          </table:table-cell>
          <table:table-cell table:style-name="ce14" table:formula="of:=COM.MICROSOFT.CONCAT(&quot;&quot;&quot;&quot;;[.$F$4]; &quot;&quot;&quot;: &quot;; [.AD26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24:.AF28])" office:value-type="string" office:string-value="&quot;10&quot;: { &quot;0&quot;: 5, &quot;1&quot;: 4, &quot;2&quot;: 3, &quot;3&quot;: 4, &quot;4&quot;: 5, &quot;5&quot;: 3, &quot;6&quot;: 1, &quot;7&quot;: 1, &quot;8&quot;: 1, &quot;9&quot;: 4, &quot;10&quot;: 6, &quot;11&quot;: 1, &quot;12&quot;: 1, &quot;13&quot;: 1, &quot;14&quot;: 4}, &quot;11&quot;: { &quot;0&quot;: 5, &quot;1&quot;: 4, &quot;2&quot;: 3, &quot;3&quot;: 4, &quot;4&quot;: 5, &quot;5&quot;: 3, &quot;6&quot;: 3, &quot;7&quot;: 1, &quot;8&quot;: 1, &quot;9&quot;: 4, &quot;10&quot;: 1, &quot;11&quot;: 5, &quot;12&quot;: 1, &quot;13&quot;: 1, &quot;14&quot;: 4}, &quot;12&quot;: { &quot;0&quot;: 5, &quot;1&quot;: 5, &quot;2&quot;: 3, &quot;3&quot;: 5, &quot;4&quot;: 5, &quot;5&quot;: 3, &quot;6&quot;: 2, &quot;7&quot;: 2, &quot;8&quot;: 2, &quot;9&quot;: 5, &quot;10&quot;: 1, &quot;11&quot;: 1, &quot;12&quot;: 4, &quot;13&quot;: 1, &quot;14&quot;: 4}, 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, 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5}" calcext:value-type="string">
            <text:p>"10": { "0": 5, "1": 4, "2": 3, "3": 4, "4": 5, "5": 3, "6": 1, "7": 1, "8": 1, "9": 4, "10": 6, "11": 1, "12": 1, "13": 1, "14": 4}, "11": { "0": 5, "1": 4, "2": 3, "3": 4, "4": 5, "5": 3, "6": 3, "7": 1, "8": 1, "9": 4, "10": 1, "11": 5, "12": 1, "13": 1, "14": 4}, "12": { "0": 5, "1": 5, "2": 3, "3": 5, "4": 5, "5": 3, "6": 2, "7": 2, "8": 2, "9": 5, "10": 1, "11": 1, "12": 4, "13": 1, "14": 4}, "13": { "0": 5, "1": 4, "2": 3, "3": 4, "4": 5, "5": 2, "6": 1, "7": 1, "8": 3, "9": 4, "10": 1, "11": 1, "12": 1, "13": 2, "14": 3}, "14": { "0": 5, "1": 5, "2": 4, "3": 5, "4": 5, "5": 2, "6": 2, "7": 2, "8": 3, "9": 4, "10": 2, "11": 2, "12": 2, "13": 3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  <table:table-cell table:style-name="Default" table:number-columns-repeated="9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56" table:formula="of:=COM.MICROSOFT.CONCAT(&quot;{&quot;; COM.MICROSOFT.TEXTJOIN(&quot;, &quot;;TRUE();[.AF14]; [.AF22]; [.AF30]);&quot;}&quot;)" office:value-type="string" office:string-value="{&quot;0&quot;: { &quot;0&quot;: 6, &quot;1&quot;: 1, &quot;2&quot;: 1, &quot;3&quot;: 1, &quot;4&quot;: 3, &quot;5&quot;: 3, &quot;6&quot;: 3, &quot;7&quot;: 2, &quot;8&quot;: 1, &quot;9&quot;: 3, &quot;10&quot;: 4, &quot;11&quot;: 5, &quot;12&quot;: 5, &quot;13&quot;: 4, &quot;14&quot;: 5}, &quot;1&quot;: { &quot;0&quot;: 4, &quot;1&quot;: 4, &quot;2&quot;: 1, &quot;3&quot;: 1, &quot;4&quot;: 3, &quot;5&quot;: 1, &quot;6&quot;: 3, &quot;7&quot;: 2, &quot;8&quot;: 1, &quot;9&quot;: 3, &quot;10&quot;: 4, &quot;11&quot;: 4, &quot;12&quot;: 5, &quot;13&quot;: 4, &quot;14&quot;: 5}, &quot;2&quot;: { &quot;0&quot;: 4, &quot;1&quot;: 1, &quot;2&quot;: 3, &quot;3&quot;: 1, &quot;4&quot;: 3, &quot;5&quot;: 1, &quot;6&quot;: 2, &quot;7&quot;: 3, &quot;8&quot;: 1, &quot;9&quot;: 4, &quot;10&quot;: 4, &quot;11&quot;: 4, &quot;12&quot;: 4, &quot;13&quot;: 4, &quot;14&quot;: 5}, &quot;3&quot;: { &quot;0&quot;: 4, &quot;1&quot;: 1, &quot;2&quot;: 1, &quot;3&quot;: 5, &quot;4&quot;: 3, &quot;5&quot;: 1, &quot;6&quot;: 2, &quot;7&quot;: 2, &quot;8&quot;: 3, &quot;9&quot;: 4, &quot;10&quot;: 4, &quot;11&quot;: 4, &quot;12&quot;: 5, &quot;13&quot;: 4, &quot;14&quot;: 5}, &quot;4&quot;: { &quot;0&quot;: 4, &quot;1&quot;: 2, &quot;2&quot;: 1, &quot;3&quot;: 3, &quot;4&quot;: 6, &quot;5&quot;: 2, &quot;6&quot;: 2, &quot;7&quot;: 2, &quot;8&quot;: 3, &quot;9&quot;: 4, &quot;10&quot;: 4, &quot;11&quot;: 4, &quot;12&quot;: 5, &quot;13&quot;: 5, &quot;14&quot;: 5}, &quot;5&quot;: { &quot;0&quot;: 6, &quot;1&quot;: 4, &quot;2&quot;: 3, &quot;3&quot;: 5, &quot;4&quot;: 6, &quot;5&quot;: 2, &quot;6&quot;: 1, &quot;7&quot;: 1, &quot;8&quot;: 1, &quot;9&quot;: 4, &quot;10&quot;: 6, &quot;11&quot;: 5, &quot;12&quot;: 4, &quot;13&quot;: 2, &quot;14&quot;: 6}, &quot;6&quot;: { &quot;0&quot;: 6, &quot;1&quot;: 4, &quot;2&quot;: 3, &quot;3&quot;: 5, &quot;4&quot;: 6, &quot;5&quot;: 2, &quot;6&quot;: 1, &quot;7&quot;: 1, &quot;8&quot;: 1, &quot;9&quot;: 4, &quot;10&quot;: 6, &quot;11&quot;: 5, &quot;12&quot;: 4, &quot;13&quot;: 2, &quot;14&quot;: 6}, &quot;7&quot;: { &quot;0&quot;: 6, &quot;1&quot;: 4, &quot;2&quot;: 3, &quot;3&quot;: 5, &quot;4&quot;: 6, &quot;5&quot;: 3, &quot;6&quot;: 1, &quot;7&quot;: 1, &quot;8&quot;: 1, &quot;9&quot;: 4, &quot;10&quot;: 6, &quot;11&quot;: 5, &quot;12&quot;: 4, &quot;13&quot;: 2, &quot;14&quot;: 5}, &quot;8&quot;: { &quot;0&quot;: 6, &quot;1&quot;: 4, &quot;2&quot;: 3, &quot;3&quot;: 5, &quot;4&quot;: 6, &quot;5&quot;: 3, &quot;6&quot;: 1, &quot;7&quot;: 1, &quot;8&quot;: 1, &quot;9&quot;: 4, &quot;10&quot;: 6, &quot;11&quot;: 5, &quot;12&quot;: 4, &quot;13&quot;: 2, &quot;14&quot;: 5}, &quot;9&quot;: { &quot;0&quot;: 5, &quot;1&quot;: 3, &quot;2&quot;: 2, &quot;3&quot;: 3, &quot;4&quot;: 4, &quot;5&quot;: 2, &quot;6&quot;: 2, &quot;7&quot;: 2, &quot;8&quot;: 2, &quot;9&quot;: 4, &quot;10&quot;: 4, &quot;11&quot;: 4, &quot;12&quot;: 4, &quot;13&quot;: 3, &quot;14&quot;: 4}, &quot;10&quot;: { &quot;0&quot;: 5, &quot;1&quot;: 4, &quot;2&quot;: 3, &quot;3&quot;: 4, &quot;4&quot;: 5, &quot;5&quot;: 3, &quot;6&quot;: 1, &quot;7&quot;: 1, &quot;8&quot;: 1, &quot;9&quot;: 4, &quot;10&quot;: 6, &quot;11&quot;: 1, &quot;12&quot;: 1, &quot;13&quot;: 1, &quot;14&quot;: 4}, &quot;11&quot;: { &quot;0&quot;: 5, &quot;1&quot;: 4, &quot;2&quot;: 3, &quot;3&quot;: 4, &quot;4&quot;: 5, &quot;5&quot;: 3, &quot;6&quot;: 3, &quot;7&quot;: 1, &quot;8&quot;: 1, &quot;9&quot;: 4, &quot;10&quot;: 1, &quot;11&quot;: 5, &quot;12&quot;: 1, &quot;13&quot;: 1, &quot;14&quot;: 4}, &quot;12&quot;: { &quot;0&quot;: 5, &quot;1&quot;: 5, &quot;2&quot;: 3, &quot;3&quot;: 5, &quot;4&quot;: 5, &quot;5&quot;: 3, &quot;6&quot;: 2, &quot;7&quot;: 2, &quot;8&quot;: 2, &quot;9&quot;: 5, &quot;10&quot;: 1, &quot;11&quot;: 1, &quot;12&quot;: 4, &quot;13&quot;: 1, &quot;14&quot;: 4}, 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, 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5}}" calcext:value-type="string">
            <text:p>{"0": { "0": 6, "1": 1, "2": 1, "3": 1, "4": 3, "5": 3, "6": 3, "7": 2, "8": 1, "9": 3, "10": 4, "11": 5, "12": 5, "13": 4, "14": 5}, "1": { "0": 4, "1": 4, "2": 1, "3": 1, "4": 3, "5": 1, "6": 3, "7": 2, "8": 1, "9": 3, "10": 4, "11": 4, "12": 5, "13": 4, "14": 5}, "2": { "0": 4, "1": 1, "2": 3, "3": 1, "4": 3, "5": 1, "6": 2, "7": 3, "8": 1, "9": 4, "10": 4, "11": 4, "12": 4, "13": 4, "14": 5}, "3": { "0": 4, "1": 1, "2": 1, "3": 5, "4": 3, "5": 1, "6": 2, "7": 2, "8": 3, "9": 4, "10": 4, "11": 4, "12": 5, "13": 4, "14": 5}, "4": { "0": 4, "1": 2, "2": 1, "3": 3, "4": 6, "5": 2, "6": 2, "7": 2, "8": 3, "9": 4, "10": 4, "11": 4, "12": 5, "13": 5, "14": 5}, "5": { "0": 6, "1": 4, "2": 3, "3": 5, "4": 6, "5": 2, "6": 1, "7": 1, "8": 1, "9": 4, "10": 6, "11": 5, "12": 4, "13": 2, "14": 6}, "6": { "0": 6, "1": 4, "2": 3, "3": 5, "4": 6, "5": 2, "6": 1, "7": 1, "8": 1, "9": 4, "10": 6, "11": 5, "12": 4, "13": 2, "14": 6}, "7": { "0": 6, "1": 4, "2": 3, "3": 5, "4": 6, "5": 3, "6": 1, "7": 1, "8": 1, "9": 4, "10": 6, "11": 5, "12": 4, "13": 2, "14": 5}, "8": { "0": 6, "1": 4, "2": 3, "3": 5, "4": 6, "5": 3, "6": 1, "7": 1, "8": 1, "9": 4, "10": 6, "11": 5, "12": 4, "13": 2, "14": 5}, "9": { "0": 5, "1": 3, "2": 2, "3": 3, "4": 4, "5": 2, "6": 2, "7": 2, "8": 2, "9": 4, "10": 4, "11": 4, "12": 4, "13": 3, "14": 4}, "10": { "0": 5, "1": 4, "2": 3, "3": 4, "4": 5, "5": 3, "6": 1, "7": 1, "8": 1, "9": 4, "10": 6, "11": 1, "12": 1, "13": 1, "14": 4}, "11": { "0": 5, "1": 4, "2": 3, "3": 4, "4": 5, "5": 3, "6": 3, "7": 1, "8": 1, "9": 4, "10": 1, "11": 5, "12": 1, "13": 1, "14": 4}, "12": { "0": 5, "1": 5, "2": 3, "3": 5, "4": 5, "5": 3, "6": 2, "7": 2, "8": 2, "9": 5, "10": 1, "11": 1, "12": 4, "13": 1, "14": 4}, "13": { "0": 5, "1": 4, "2": 3, "3": 4, "4": 5, "5": 2, "6": 1, "7": 1, "8": 3, "9": 4, "10": 1, "11": 1, "12": 1, "13": 2, "14": 3}, "14": { "0": 5, "1": 5, "2": 4, "3": 5, "4": 5, "5": 2, "6": 2, "7": 2, "8": 3, "9": 4, "10": 2, "11": 2, "12": 2, "13": 3, "14": 5}}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  <table:table-cell table:style-name="Default" table:number-columns-repeated="9"/>
          <table:table-cell table:number-columns-repeated="20"/>
          <table:table-cell table:style-name="Default"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18:03:09.31229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0" style:display-name="PageStyle_v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1" style:display-name="PageStyle_v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s" style:display-name="PageStyle_key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2" style:display-name="PageStyle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galiamov</meta:initial-creator>
    <meta:creation-date>2021-01-17T15:42:06</meta:creation-date>
    <dc:date>2026-04-26T20:55:59.814637500</dc:date>
    <meta:generator>LibreOffice/26.2.0.3$Windows_X86_64 LibreOffice_project/620$Build-3</meta:generator>
    <meta:editing-duration>PT5H24M51S</meta:editing-duration>
    <meta:editing-cycles>27</meta:editing-cycles>
    <meta:document-statistic meta:table-count="1" meta:cell-count="529" meta:object-count="0"/>
    <meta:user-defined meta:name="AppVersion">16.0300</meta:user-defined>
  </office:meta>
</office:document-meta>
</file>